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1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lugin finale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lugins actualizado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lugins Originale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lugins Entorno</text:p>
          </table:table-cell>
          <table:covered-table-cell table:style-name="ce2"/>
          <table:table-cell office:value-type="string" calcext:value-type="string">
            <text:p>DIFF A-C</text:p>
          </table:table-cell>
          <table:table-cell office:value-type="string" calcext:value-type="string">
            <text:p>DIFF A-E</text:p>
          </table:table-cell>
        </table:table-row>
        <table:table-row table:style-name="ro1">
          <table:table-cell office:value-type="string" calcext:value-type="string">
            <text:p>ace-editor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ace-editor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ace-editor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ace-editor</text:p>
          </table:table-cell>
          <table:table-cell office:value-type="string" calcext:value-type="string">
            <text:p>1.1</text:p>
          </table:table-cell>
          <table:table-cell table:formula="of:=IF([.C2]=[.E2];(IF([.D2]=[.F2];&quot;&quot;;&quot;ACT.VER&quot;));(IF([.E2]=&quot;&quot;;&quot;VACIO&quot;;&quot;NO&quot;)))">
            <text:p/>
          </table:table-cell>
          <table:table-cell table:formula="of:=IF([.C2]=[.G2];(IF([.D2]=[.H2];&quot;&quot;;&quot;ACT.VER&quot;));(IF([.G2]=&quot;&quot;;&quot;VACIO&quot;;&quot;NO&quot;)))">
            <text:p/>
          </table:table-cell>
        </table:table-row>
        <table:table-row table:style-name="ro1">
          <table:table-cell office:value-type="string" calcext:value-type="string">
            <text:p>active-directory</text:p>
          </table:table-cell>
          <table:table-cell office:value-type="string" calcext:value-type="string">
            <text:p>2.16</text:p>
          </table:table-cell>
          <table:table-cell table:number-columns-repeated="4"/>
          <table:table-cell office:value-type="string" calcext:value-type="string">
            <text:p>active-directory</text:p>
          </table:table-cell>
          <table:table-cell office:value-type="string" calcext:value-type="string">
            <text:p>2.6</text:p>
          </table:table-cell>
          <table:table-cell table:formula="of:=IF([.C3]=[.E3];(IF([.D3]=[.F3];&quot;&quot;;&quot;ACT.VER&quot;));(IF([.E3]=&quot;&quot;;&quot;VACIO&quot;;&quot;NO&quot;)))">
            <text:p/>
          </table:table-cell>
          <table:table-cell table:formula="of:=IF([.C3]=[.G3];(IF([.D3]=[.H3];&quot;&quot;;&quot;ACT.VER&quot;));(IF([.G3]=&quot;&quot;;&quot;VACIO&quot;;&quot;NO&quot;))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analysis-core</text:p>
          </table:table-cell>
          <table:table-cell office:value-type="string" calcext:value-type="string">
            <text:p>1.96</text:p>
          </table:table-cell>
          <table:table-cell table:number-columns-repeated="4"/>
          <table:table-cell office:value-type="string" calcext:value-type="string">
            <text:p>analysis-core</text:p>
          </table:table-cell>
          <table:table-cell office:value-type="string" calcext:value-type="string">
            <text:p>1.87</text:p>
          </table:table-cell>
          <table:table-cell table:formula="of:=IF([.C4]=[.E4];(IF([.D4]=[.F4];&quot;&quot;;&quot;ACT.VER&quot;));(IF([.E4]=&quot;&quot;;&quot;VACIO&quot;;&quot;NO&quot;)))">
            <text:p/>
          </table:table-cell>
          <table:table-cell table:formula="of:=IF([.C4]=[.G4];(IF([.D4]=[.H4];&quot;&quot;;&quot;ACT.VER&quot;));(IF([.G4]=&quot;&quot;;&quot;VACIO&quot;;&quot;NO&quot;))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ansicolor</text:p>
          </table:table-cell>
          <table:table-cell office:value-type="string" calcext:value-type="string">
            <text:p>0.6.2</text:p>
          </table:table-cell>
          <table:table-cell office:value-type="string" calcext:value-type="string">
            <text:p>ansicolor</text:p>
          </table:table-cell>
          <table:table-cell office:value-type="string" calcext:value-type="string">
            <text:p>0.6.2</text:p>
          </table:table-cell>
          <table:table-cell office:value-type="string" calcext:value-type="string">
            <text:p>ansicolor</text:p>
          </table:table-cell>
          <table:table-cell office:value-type="string" calcext:value-type="string">
            <text:p>0.5.2</text:p>
          </table:table-cell>
          <table:table-cell table:number-columns-repeated="2"/>
          <table:table-cell table:formula="of:=IF([.C5]=[.E5];(IF([.D5]=[.F5];&quot;&quot;;&quot;ACT.VER&quot;));(IF([.E5]=&quot;&quot;;&quot;VACIO&quot;;&quot;NO&quot;)))" office:value-type="string" office:string-value="ACT.VER" calcext:value-type="string">
            <text:p>ACT.VER</text:p>
          </table:table-cell>
          <table:table-cell table:formula="of:=IF([.C5]=[.G5];(IF([.D5]=[.H5];&quot;&quot;;&quot;ACT.VER&quot;));(IF([.G5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1.6</text:p>
          </table:table-cell>
          <table:table-cell table:formula="of:=IF([.C6]=[.E6];(IF([.D6]=[.F6];&quot;&quot;;&quot;ACT.VER&quot;));(IF([.E6]=&quot;&quot;;&quot;VACIO&quot;;&quot;NO&quot;)))" office:value-type="string" office:string-value="ACT.VER" calcext:value-type="string">
            <text:p>ACT.VER</text:p>
          </table:table-cell>
          <table:table-cell table:formula="of:=IF([.C6]=[.G6];(IF([.D6]=[.H6];&quot;&quot;;&quot;ACT.VER&quot;));(IF([.G6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antisamy-markup-formatter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antisamy-markup-formatter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antisamy-markup-formatter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antisamy-markup-formatter</text:p>
          </table:table-cell>
          <table:table-cell office:value-type="string" calcext:value-type="string">
            <text:p>1.5</text:p>
          </table:table-cell>
          <table:table-cell table:formula="of:=IF([.C7]=[.E7];(IF([.D7]=[.F7];&quot;&quot;;&quot;ACT.VER&quot;));(IF([.E7]=&quot;&quot;;&quot;VACIO&quot;;&quot;NO&quot;)))">
            <text:p/>
          </table:table-cell>
          <table:table-cell table:formula="of:=IF([.C7]=[.G7];(IF([.D7]=[.H7];&quot;&quot;;&quot;ACT.VER&quot;));(IF([.G7]=&quot;&quot;;&quot;VACIO&quot;;&quot;NO&quot;)))">
            <text:p/>
          </table:table-cell>
        </table:table-row>
        <table:table-row table:style-name="ro1">
          <table:table-cell office:value-type="string" calcext:value-type="string">
            <text:p>apache-httpcomponents-client-4-api</text:p>
          </table:table-cell>
          <table:table-cell office:value-type="string" calcext:value-type="string">
            <text:p>4.5.5-3.0</text:p>
          </table:table-cell>
          <table:table-cell office:value-type="string" calcext:value-type="string">
            <text:p>apache-httpcomponents-client-4-api</text:p>
          </table:table-cell>
          <table:table-cell office:value-type="string" calcext:value-type="string">
            <text:p>4.5.5-3.0</text:p>
          </table:table-cell>
          <table:table-cell office:value-type="string" calcext:value-type="string">
            <text:p>apache-httpcomponents-client-4-api</text:p>
          </table:table-cell>
          <table:table-cell office:value-type="string" calcext:value-type="string">
            <text:p>4.5.3-2.0</text:p>
          </table:table-cell>
          <table:table-cell office:value-type="string" calcext:value-type="string">
            <text:p>apache-httpcomponents-client-4-api</text:p>
          </table:table-cell>
          <table:table-cell office:value-type="string" calcext:value-type="string">
            <text:p>4.5.5-2.1</text:p>
          </table:table-cell>
          <table:table-cell table:formula="of:=IF([.C8]=[.E8];(IF([.D8]=[.F8];&quot;&quot;;&quot;ACT.VER&quot;));(IF([.E8]=&quot;&quot;;&quot;VACIO&quot;;&quot;NO&quot;)))" office:value-type="string" office:string-value="ACT.VER" calcext:value-type="string">
            <text:p>ACT.VER</text:p>
          </table:table-cell>
          <table:table-cell table:formula="of:=IF([.C8]=[.G8];(IF([.D8]=[.H8];&quot;&quot;;&quot;ACT.VER&quot;));(IF([.G8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artifactdeployer</text:p>
          </table:table-cell>
          <table:table-cell office:value-type="string" calcext:value-type="string">
            <text:p>1.2</text:p>
          </table:table-cell>
          <table:table-cell table:number-columns-repeated="4"/>
          <table:table-cell office:value-type="string" calcext:value-type="string">
            <text:p>artifactdeployer</text:p>
          </table:table-cell>
          <table:table-cell office:value-type="string" calcext:value-type="string">
            <text:p>0.33</text:p>
          </table:table-cell>
          <table:table-cell table:formula="of:=IF([.C9]=[.E9];(IF([.D9]=[.F9];&quot;&quot;;&quot;ACT.VER&quot;));(IF([.E9]=&quot;&quot;;&quot;VACIO&quot;;&quot;NO&quot;)))">
            <text:p/>
          </table:table-cell>
          <table:table-cell table:formula="of:=IF([.C9]=[.G9];(IF([.D9]=[.H9];&quot;&quot;;&quot;ACT.VER&quot;));(IF([.G9]=&quot;&quot;;&quot;VACIO&quot;;&quot;NO&quot;))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artifactory</text:p>
          </table:table-cell>
          <table:table-cell office:value-type="string" calcext:value-type="string">
            <text:p>3.3.0</text:p>
          </table:table-cell>
          <table:table-cell table:number-columns-repeated="4"/>
          <table:table-cell office:value-type="string" calcext:value-type="string">
            <text:p>artifactory</text:p>
          </table:table-cell>
          <table:table-cell office:value-type="string" calcext:value-type="string">
            <text:p>2.16.1</text:p>
          </table:table-cell>
          <table:table-cell table:formula="of:=IF([.C10]=[.E10];(IF([.D10]=[.F10];&quot;&quot;;&quot;ACT.VER&quot;));(IF([.E10]=&quot;&quot;;&quot;VACIO&quot;;&quot;NO&quot;)))">
            <text:p/>
          </table:table-cell>
          <table:table-cell table:formula="of:=IF([.C10]=[.G10];(IF([.D10]=[.H10];&quot;&quot;;&quot;ACT.VER&quot;));(IF([.G10]=&quot;&quot;;&quot;VACIO&quot;;&quot;NO&quot;))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authentication-tokens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authentication-tokens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authentication-tokens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authentication-tokens</text:p>
          </table:table-cell>
          <table:table-cell office:value-type="string" calcext:value-type="string">
            <text:p>1.3</text:p>
          </table:table-cell>
          <table:table-cell table:formula="of:=IF([.C11]=[.E11];(IF([.D11]=[.F11];&quot;&quot;;&quot;ACT.VER&quot;));(IF([.E11]=&quot;&quot;;&quot;VACIO&quot;;&quot;NO&quot;)))">
            <text:p/>
          </table:table-cell>
          <table:table-cell table:formula="of:=IF([.C11]=[.G11];(IF([.D11]=[.H11];&quot;&quot;;&quot;ACT.VER&quot;));(IF([.G11]=&quot;&quot;;&quot;VACIO&quot;;&quot;NO&quot;)))">
            <text:p/>
          </table:table-cell>
        </table:table-row>
        <table:table-row table:style-name="ro1">
          <table:table-cell office:value-type="string" calcext:value-type="string">
            <text:p>bouncycastle-api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bouncycastle-api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bouncycastle-api</text:p>
          </table:table-cell>
          <table:table-cell office:value-type="string" calcext:value-type="string">
            <text:p>2.16.2</text:p>
          </table:table-cell>
          <table:table-cell office:value-type="string" calcext:value-type="string">
            <text:p>bouncycastle-api</text:p>
          </table:table-cell>
          <table:table-cell office:value-type="string" calcext:value-type="string">
            <text:p>2.16.1</text:p>
          </table:table-cell>
          <table:table-cell table:formula="of:=IF([.C12]=[.E12];(IF([.D12]=[.F12];&quot;&quot;;&quot;ACT.VER&quot;));(IF([.E12]=&quot;&quot;;&quot;VACIO&quot;;&quot;NO&quot;)))" office:value-type="string" office:string-value="ACT.VER" calcext:value-type="string">
            <text:p>ACT.VER</text:p>
          </table:table-cell>
          <table:table-cell table:formula="of:=IF([.C12]=[.G12];(IF([.D12]=[.H12];&quot;&quot;;&quot;ACT.VER&quot;));(IF([.G12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branch-api</text:p>
          </table:table-cell>
          <table:table-cell office:value-type="string" calcext:value-type="string">
            <text:p>2.5.2</text:p>
          </table:table-cell>
          <table:table-cell office:value-type="string" calcext:value-type="string">
            <text:p>branch-api</text:p>
          </table:table-cell>
          <table:table-cell office:value-type="string" calcext:value-type="string">
            <text:p>2.5.2</text:p>
          </table:table-cell>
          <table:table-cell office:value-type="string" calcext:value-type="string">
            <text:p>branch-api</text:p>
          </table:table-cell>
          <table:table-cell office:value-type="string" calcext:value-type="string">
            <text:p>2.0.15</text:p>
          </table:table-cell>
          <table:table-cell office:value-type="string" calcext:value-type="string">
            <text:p>branch-api</text:p>
          </table:table-cell>
          <table:table-cell office:value-type="string" calcext:value-type="string">
            <text:p>2.0.11</text:p>
          </table:table-cell>
          <table:table-cell table:formula="of:=IF([.C13]=[.E13];(IF([.D13]=[.F13];&quot;&quot;;&quot;ACT.VER&quot;));(IF([.E13]=&quot;&quot;;&quot;VACIO&quot;;&quot;NO&quot;)))" office:value-type="string" office:string-value="ACT.VER" calcext:value-type="string">
            <text:p>ACT.VER</text:p>
          </table:table-cell>
          <table:table-cell table:formula="of:=IF([.C13]=[.G13];(IF([.D13]=[.H13];&quot;&quot;;&quot;ACT.VER&quot;));(IF([.G13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build-environment</text:p>
          </table:table-cell>
          <table:table-cell office:value-type="string" calcext:value-type="string">
            <text:p>1.6</text:p>
          </table:table-cell>
          <table:table-cell table:number-columns-repeated="4"/>
          <table:table-cell office:value-type="string" calcext:value-type="string">
            <text:p>build-environment</text:p>
          </table:table-cell>
          <table:table-cell office:value-type="string" calcext:value-type="string">
            <text:p>1.6</text:p>
          </table:table-cell>
          <table:table-cell table:formula="of:=IF([.C14]=[.E14];(IF([.D14]=[.F14];&quot;&quot;;&quot;ACT.VER&quot;));(IF([.E14]=&quot;&quot;;&quot;VACIO&quot;;&quot;NO&quot;)))">
            <text:p/>
          </table:table-cell>
          <table:table-cell table:formula="of:=IF([.C14]=[.G14];(IF([.D14]=[.H14];&quot;&quot;;&quot;ACT.VER&quot;));(IF([.G14]=&quot;&quot;;&quot;VACIO&quot;;&quot;NO&quot;))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build-pipeline-plugin</text:p>
          </table:table-cell>
          <table:table-cell office:value-type="string" calcext:value-type="string">
            <text:p>1.5.8</text:p>
          </table:table-cell>
          <table:table-cell office:value-type="string" calcext:value-type="string">
            <text:p>build-pipeline-plugin</text:p>
          </table:table-cell>
          <table:table-cell office:value-type="string" calcext:value-type="string">
            <text:p>1.5.8</text:p>
          </table:table-cell>
          <table:table-cell office:value-type="string" calcext:value-type="string">
            <text:p>build-pipeline-plugin</text:p>
          </table:table-cell>
          <table:table-cell office:value-type="string" calcext:value-type="string">
            <text:p>1.5.7.1</text:p>
          </table:table-cell>
          <table:table-cell table:number-columns-repeated="2"/>
          <table:table-cell table:formula="of:=IF([.C15]=[.E15];(IF([.D15]=[.F15];&quot;&quot;;&quot;ACT.VER&quot;));(IF([.E15]=&quot;&quot;;&quot;VACIO&quot;;&quot;NO&quot;)))" office:value-type="string" office:string-value="ACT.VER" calcext:value-type="string">
            <text:p>ACT.VER</text:p>
          </table:table-cell>
          <table:table-cell table:formula="of:=IF([.C15]=[.G15];(IF([.D15]=[.H15];&quot;&quot;;&quot;ACT.VER&quot;));(IF([.G15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build-timeout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build-timeout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build-timeout</text:p>
          </table:table-cell>
          <table:table-cell office:value-type="string" calcext:value-type="string">
            <text:p>1.19</text:p>
          </table:table-cell>
          <table:table-cell table:number-columns-repeated="2"/>
          <table:table-cell table:formula="of:=IF([.C16]=[.E16];(IF([.D16]=[.F16];&quot;&quot;;&quot;ACT.VER&quot;));(IF([.E16]=&quot;&quot;;&quot;VACIO&quot;;&quot;NO&quot;)))">
            <text:p/>
          </table:table-cell>
          <table:table-cell table:formula="of:=IF([.C16]=[.G16];(IF([.D16]=[.H16];&quot;&quot;;&quot;ACT.VER&quot;));(IF([.G16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bulk-builder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bulk-builder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bulk-builder</text:p>
          </table:table-cell>
          <table:table-cell office:value-type="string" calcext:value-type="string">
            <text:p>1.5</text:p>
          </table:table-cell>
          <table:table-cell table:number-columns-repeated="2"/>
          <table:table-cell table:formula="of:=IF([.C17]=[.E17];(IF([.D17]=[.F17];&quot;&quot;;&quot;ACT.VER&quot;));(IF([.E17]=&quot;&quot;;&quot;VACIO&quot;;&quot;NO&quot;)))">
            <text:p/>
          </table:table-cell>
          <table:table-cell table:formula="of:=IF([.C17]=[.G17];(IF([.D17]=[.H17];&quot;&quot;;&quot;ACT.VER&quot;));(IF([.G17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chucknorris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chucknorris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chucknorris</text:p>
          </table:table-cell>
          <table:table-cell office:value-type="string" calcext:value-type="string">
            <text:p>1.1</text:p>
          </table:table-cell>
          <table:table-cell table:number-columns-repeated="2"/>
          <table:table-cell table:formula="of:=IF([.C18]=[.E18];(IF([.D18]=[.F18];&quot;&quot;;&quot;ACT.VER&quot;));(IF([.E18]=&quot;&quot;;&quot;VACIO&quot;;&quot;NO&quot;)))" office:value-type="string" office:string-value="ACT.VER" calcext:value-type="string">
            <text:p>ACT.VER</text:p>
          </table:table-cell>
          <table:table-cell table:formula="of:=IF([.C18]=[.G18];(IF([.D18]=[.H18];&quot;&quot;;&quot;ACT.VER&quot;));(IF([.G18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clone-workspace-scm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clone-workspace-scm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clone-workspace-scm</text:p>
          </table:table-cell>
          <table:table-cell office:value-type="string" calcext:value-type="string">
            <text:p>0.6</text:p>
          </table:table-cell>
          <table:table-cell table:number-columns-repeated="2"/>
          <table:table-cell table:formula="of:=IF([.C19]=[.E19];(IF([.D19]=[.F19];&quot;&quot;;&quot;ACT.VER&quot;));(IF([.E19]=&quot;&quot;;&quot;VACIO&quot;;&quot;NO&quot;)))">
            <text:p/>
          </table:table-cell>
          <table:table-cell table:formula="of:=IF([.C19]=[.G19];(IF([.D19]=[.H19];&quot;&quot;;&quot;ACT.VER&quot;));(IF([.G19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cloudbees-folder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cloudbees-folder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cloudbees-folder</text:p>
          </table:table-cell>
          <table:table-cell office:value-type="string" calcext:value-type="string">
            <text:p>6.2.1</text:p>
          </table:table-cell>
          <table:table-cell office:value-type="string" calcext:value-type="string">
            <text:p>cloudbees-folder</text:p>
          </table:table-cell>
          <table:table-cell office:value-type="string" calcext:value-type="string">
            <text:p>6.1.2</text:p>
          </table:table-cell>
          <table:table-cell table:formula="of:=IF([.C20]=[.E20];(IF([.D20]=[.F20];&quot;&quot;;&quot;ACT.VER&quot;));(IF([.E20]=&quot;&quot;;&quot;VACIO&quot;;&quot;NO&quot;)))" office:value-type="string" office:string-value="ACT.VER" calcext:value-type="string">
            <text:p>ACT.VER</text:p>
          </table:table-cell>
          <table:table-cell table:formula="of:=IF([.C20]=[.G20];(IF([.D20]=[.H20];&quot;&quot;;&quot;ACT.VER&quot;));(IF([.G20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command-launcher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command-launcher</text:p>
          </table:table-cell>
          <table:table-cell office:value-type="string" calcext:value-type="string">
            <text:p>1.3</text:p>
          </table:table-cell>
          <table:table-cell table:number-columns-repeated="4"/>
          <table:table-cell table:formula="of:=IF([.C21]=[.E21];(IF([.D21]=[.F21];&quot;&quot;;&quot;ACT.VER&quot;));(IF([.E21]=&quot;&quot;;&quot;VACIO&quot;;&quot;NO&quot;)))" office:value-type="string" office:string-value="VACIO" calcext:value-type="string">
            <text:p>VACIO</text:p>
          </table:table-cell>
          <table:table-cell table:formula="of:=IF([.C21]=[.G21];(IF([.D21]=[.H21];&quot;&quot;;&quot;ACT.VER&quot;));(IF([.G21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compress-buildlog</text:p>
          </table:table-cell>
          <table:table-cell office:value-type="string" calcext:value-type="string">
            <text:p>1.2</text:p>
          </table:table-cell>
          <table:table-cell table:number-columns-repeated="4"/>
          <table:table-cell office:value-type="string" calcext:value-type="string">
            <text:p>compress-buildlog</text:p>
          </table:table-cell>
          <table:table-cell office:value-type="string" calcext:value-type="string">
            <text:p>1.2</text:p>
          </table:table-cell>
          <table:table-cell table:formula="of:=IF([.C22]=[.E22];(IF([.D22]=[.F22];&quot;&quot;;&quot;ACT.VER&quot;));(IF([.E22]=&quot;&quot;;&quot;VACIO&quot;;&quot;NO&quot;)))">
            <text:p/>
          </table:table-cell>
          <table:table-cell table:formula="of:=IF([.C22]=[.G22];(IF([.D22]=[.H22];&quot;&quot;;&quot;ACT.VER&quot;));(IF([.G22]=&quot;&quot;;&quot;VACIO&quot;;&quot;NO&quot;))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conditional-buildstep</text:p>
          </table:table-cell>
          <table:table-cell office:value-type="string" calcext:value-type="string">
            <text:p>1.3.6</text:p>
          </table:table-cell>
          <table:table-cell office:value-type="string" calcext:value-type="string">
            <text:p>conditional-buildstep</text:p>
          </table:table-cell>
          <table:table-cell office:value-type="string" calcext:value-type="string">
            <text:p>1.3.6</text:p>
          </table:table-cell>
          <table:table-cell office:value-type="string" calcext:value-type="string">
            <text:p>conditional-buildstep</text:p>
          </table:table-cell>
          <table:table-cell office:value-type="string" calcext:value-type="string">
            <text:p>1.3.6</text:p>
          </table:table-cell>
          <table:table-cell table:number-columns-repeated="2"/>
          <table:table-cell table:formula="of:=IF([.C23]=[.E23];(IF([.D23]=[.F23];&quot;&quot;;&quot;ACT.VER&quot;));(IF([.E23]=&quot;&quot;;&quot;VACIO&quot;;&quot;NO&quot;)))">
            <text:p/>
          </table:table-cell>
          <table:table-cell table:formula="of:=IF([.C23]=[.G23];(IF([.D23]=[.H23];&quot;&quot;;&quot;ACT.VER&quot;));(IF([.G23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config-file-provider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config-file-provider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config-file-provider</text:p>
          </table:table-cell>
          <table:table-cell office:value-type="string" calcext:value-type="string">
            <text:p>2.16.4</text:p>
          </table:table-cell>
          <table:table-cell office:value-type="string" calcext:value-type="string">
            <text:p>config-file-provider</text:p>
          </table:table-cell>
          <table:table-cell office:value-type="string" calcext:value-type="string">
            <text:p>2.16.3</text:p>
          </table:table-cell>
          <table:table-cell table:formula="of:=IF([.C24]=[.E24];(IF([.D24]=[.F24];&quot;&quot;;&quot;ACT.VER&quot;));(IF([.E24]=&quot;&quot;;&quot;VACIO&quot;;&quot;NO&quot;)))" office:value-type="string" office:string-value="ACT.VER" calcext:value-type="string">
            <text:p>ACT.VER</text:p>
          </table:table-cell>
          <table:table-cell table:formula="of:=IF([.C24]=[.G24];(IF([.D24]=[.H24];&quot;&quot;;&quot;ACT.VER&quot;));(IF([.G24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credentials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credentials</text:p>
          </table:table-cell>
          <table:table-cell office:value-type="string" calcext:value-type="string">
            <text:p>2.1.16</text:p>
          </table:table-cell>
          <table:table-cell office:value-type="string" calcext:value-type="string">
            <text:p>credentials</text:p>
          </table:table-cell>
          <table:table-cell office:value-type="string" calcext:value-type="string">
            <text:p>2.1.16</text:p>
          </table:table-cell>
          <table:table-cell table:formula="of:=IF([.C25]=[.E25];(IF([.D25]=[.F25];&quot;&quot;;&quot;ACT.VER&quot;));(IF([.E25]=&quot;&quot;;&quot;VACIO&quot;;&quot;NO&quot;)))" office:value-type="string" office:string-value="ACT.VER" calcext:value-type="string">
            <text:p>ACT.VER</text:p>
          </table:table-cell>
          <table:table-cell table:formula="of:=IF([.C25]=[.G25];(IF([.D25]=[.H25];&quot;&quot;;&quot;ACT.VER&quot;));(IF([.G25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credentials-binding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credentials-binding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credentials-binding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credentials-binding</text:p>
          </table:table-cell>
          <table:table-cell office:value-type="string" calcext:value-type="string">
            <text:p>1.13</text:p>
          </table:table-cell>
          <table:table-cell table:formula="of:=IF([.C26]=[.E26];(IF([.D26]=[.F26];&quot;&quot;;&quot;ACT.VER&quot;));(IF([.E26]=&quot;&quot;;&quot;VACIO&quot;;&quot;NO&quot;)))" office:value-type="string" office:string-value="ACT.VER" calcext:value-type="string">
            <text:p>ACT.VER</text:p>
          </table:table-cell>
          <table:table-cell table:formula="of:=IF([.C26]=[.G26];(IF([.D26]=[.H26];&quot;&quot;;&quot;ACT.VER&quot;));(IF([.G26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cvs</text:p>
          </table:table-cell>
          <table:table-cell office:value-type="string" calcext:value-type="string">
            <text:p>2.14</text:p>
          </table:table-cell>
          <table:table-cell table:number-columns-repeated="4"/>
          <table:table-cell office:value-type="string" calcext:value-type="string">
            <text:p>cvs</text:p>
          </table:table-cell>
          <table:table-cell office:value-type="string" calcext:value-type="string">
            <text:p>2.13</text:p>
          </table:table-cell>
          <table:table-cell table:formula="of:=IF([.C27]=[.E27];(IF([.D27]=[.F27];&quot;&quot;;&quot;ACT.VER&quot;));(IF([.E27]=&quot;&quot;;&quot;VACIO&quot;;&quot;NO&quot;)))">
            <text:p/>
          </table:table-cell>
          <table:table-cell table:formula="of:=IF([.C27]=[.G27];(IF([.D27]=[.H27];&quot;&quot;;&quot;ACT.VER&quot;));(IF([.G27]=&quot;&quot;;&quot;VACIO&quot;;&quot;NO&quot;))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display-url-api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display-url-api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display-url-api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display-url-api</text:p>
          </table:table-cell>
          <table:table-cell office:value-type="string" calcext:value-type="string">
            <text:p>2.0</text:p>
          </table:table-cell>
          <table:table-cell table:formula="of:=IF([.C28]=[.E28];(IF([.D28]=[.F28];&quot;&quot;;&quot;ACT.VER&quot;));(IF([.E28]=&quot;&quot;;&quot;VACIO&quot;;&quot;NO&quot;)))" office:value-type="string" office:string-value="ACT.VER" calcext:value-type="string">
            <text:p>ACT.VER</text:p>
          </table:table-cell>
          <table:table-cell table:formula="of:=IF([.C28]=[.G28];(IF([.D28]=[.H28];&quot;&quot;;&quot;ACT.VER&quot;));(IF([.G28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docker-commons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docker-commons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docker-commons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docker-commons</text:p>
          </table:table-cell>
          <table:table-cell office:value-type="string" calcext:value-type="string">
            <text:p>1.8</text:p>
          </table:table-cell>
          <table:table-cell table:formula="of:=IF([.C29]=[.E29];(IF([.D29]=[.F29];&quot;&quot;;&quot;ACT.VER&quot;));(IF([.E29]=&quot;&quot;;&quot;VACIO&quot;;&quot;NO&quot;)))" office:value-type="string" office:string-value="ACT.VER" calcext:value-type="string">
            <text:p>ACT.VER</text:p>
          </table:table-cell>
          <table:table-cell table:formula="of:=IF([.C29]=[.G29];(IF([.D29]=[.H29];&quot;&quot;;&quot;ACT.VER&quot;));(IF([.G29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docker-workflow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docker-workflow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docker-workflow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docker-workflow</text:p>
          </table:table-cell>
          <table:table-cell office:value-type="string" calcext:value-type="string">
            <text:p>1.12</text:p>
          </table:table-cell>
          <table:table-cell table:formula="of:=IF([.C30]=[.E30];(IF([.D30]=[.F30];&quot;&quot;;&quot;ACT.VER&quot;));(IF([.E30]=&quot;&quot;;&quot;VACIO&quot;;&quot;NO&quot;)))" office:value-type="string" office:string-value="ACT.VER" calcext:value-type="string">
            <text:p>ACT.VER</text:p>
          </table:table-cell>
          <table:table-cell table:formula="of:=IF([.C30]=[.G30];(IF([.D30]=[.H30];&quot;&quot;;&quot;ACT.VER&quot;));(IF([.G30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dtkit-api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dtkit-api</text:p>
          </table:table-cell>
          <table:table-cell office:value-type="string" calcext:value-type="string">
            <text:p>2.1.1</text:p>
          </table:table-cell>
          <table:table-cell table:number-columns-repeated="4"/>
          <table:table-cell table:formula="of:=IF([.C31]=[.E31];(IF([.D31]=[.F31];&quot;&quot;;&quot;ACT.VER&quot;));(IF([.E31]=&quot;&quot;;&quot;VACIO&quot;;&quot;NO&quot;)))" office:value-type="string" office:string-value="VACIO" calcext:value-type="string">
            <text:p>VACIO</text:p>
          </table:table-cell>
          <table:table-cell table:formula="of:=IF([.C31]=[.G31];(IF([.D31]=[.H31];&quot;&quot;;&quot;ACT.VER&quot;));(IF([.G31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durable-task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durable-task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durable-task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durable-task</text:p>
          </table:table-cell>
          <table:table-cell office:value-type="string" calcext:value-type="string">
            <text:p>1.14</text:p>
          </table:table-cell>
          <table:table-cell table:formula="of:=IF([.C32]=[.E32];(IF([.D32]=[.F32];&quot;&quot;;&quot;ACT.VER&quot;));(IF([.E32]=&quot;&quot;;&quot;VACIO&quot;;&quot;NO&quot;)))" office:value-type="string" office:string-value="ACT.VER" calcext:value-type="string">
            <text:p>ACT.VER</text:p>
          </table:table-cell>
          <table:table-cell table:formula="of:=IF([.C32]=[.G32];(IF([.D32]=[.H32];&quot;&quot;;&quot;ACT.VER&quot;));(IF([.G32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email-ext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email-ext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email-ext</text:p>
          </table:table-cell>
          <table:table-cell office:value-type="string" calcext:value-type="string">
            <text:p>2.61</text:p>
          </table:table-cell>
          <table:table-cell table:number-columns-repeated="2"/>
          <table:table-cell table:formula="of:=IF([.C33]=[.E33];(IF([.D33]=[.F33];&quot;&quot;;&quot;ACT.VER&quot;));(IF([.E33]=&quot;&quot;;&quot;VACIO&quot;;&quot;NO&quot;)))" office:value-type="string" office:string-value="ACT.VER" calcext:value-type="string">
            <text:p>ACT.VER</text:p>
          </table:table-cell>
          <table:table-cell table:formula="of:=IF([.C33]=[.G33];(IF([.D33]=[.H33];&quot;&quot;;&quot;ACT.VER&quot;));(IF([.G33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1.29</text:p>
          </table:table-cell>
          <table:table-cell table:number-columns-repeated="4"/>
          <table:table-cell office:value-type="string" calcext:value-type="string">
            <text:p>emma</text:p>
          </table:table-cell>
          <table:table-cell office:value-type="string" calcext:value-type="string">
            <text:p>1.29</text:p>
          </table:table-cell>
          <table:table-cell table:formula="of:=IF([.C34]=[.E34];(IF([.D34]=[.F34];&quot;&quot;;&quot;ACT.VER&quot;));(IF([.E34]=&quot;&quot;;&quot;VACIO&quot;;&quot;NO&quot;)))">
            <text:p/>
          </table:table-cell>
          <table:table-cell table:formula="of:=IF([.C34]=[.G34];(IF([.D34]=[.H34];&quot;&quot;;&quot;ACT.VER&quot;));(IF([.G34]=&quot;&quot;;&quot;VACIO&quot;;&quot;NO&quot;))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extended-read-permission</text:p>
          </table:table-cell>
          <table:table-cell office:value-type="string" calcext:value-type="string">
            <text:p>2.0</text:p>
          </table:table-cell>
          <table:table-cell table:number-columns-repeated="4"/>
          <table:table-cell office:value-type="string" calcext:value-type="string">
            <text:p>extended-read-permission</text:p>
          </table:table-cell>
          <table:table-cell office:value-type="string" calcext:value-type="string">
            <text:p>2.0</text:p>
          </table:table-cell>
          <table:table-cell table:formula="of:=IF([.C35]=[.E35];(IF([.D35]=[.F35];&quot;&quot;;&quot;ACT.VER&quot;));(IF([.E35]=&quot;&quot;;&quot;VACIO&quot;;&quot;NO&quot;)))">
            <text:p/>
          </table:table-cell>
          <table:table-cell table:formula="of:=IF([.C35]=[.G35];(IF([.D35]=[.H35];&quot;&quot;;&quot;ACT.VER&quot;));(IF([.G35]=&quot;&quot;;&quot;VACIO&quot;;&quot;NO&quot;))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external-monitor-job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external-monitor-job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external-monitor-job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external-monitor-job</text:p>
          </table:table-cell>
          <table:table-cell office:value-type="string" calcext:value-type="string">
            <text:p>1.7</text:p>
          </table:table-cell>
          <table:table-cell table:formula="of:=IF([.C36]=[.E36];(IF([.D36]=[.F36];&quot;&quot;;&quot;ACT.VER&quot;));(IF([.E36]=&quot;&quot;;&quot;VACIO&quot;;&quot;NO&quot;)))">
            <text:p/>
          </table:table-cell>
          <table:table-cell table:formula="of:=IF([.C36]=[.G36];(IF([.D36]=[.H36];&quot;&quot;;&quot;ACT.VER&quot;));(IF([.G36]=&quot;&quot;;&quot;VACIO&quot;;&quot;NO&quot;)))">
            <text:p/>
          </table:table-cell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3.10.0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3.10.0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3.6.4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3.7.0</text:p>
          </table:table-cell>
          <table:table-cell table:formula="of:=IF([.C37]=[.E37];(IF([.D37]=[.F37];&quot;&quot;;&quot;ACT.VER&quot;));(IF([.E37]=&quot;&quot;;&quot;VACIO&quot;;&quot;NO&quot;)))" office:value-type="string" office:string-value="ACT.VER" calcext:value-type="string">
            <text:p>ACT.VER</text:p>
          </table:table-cell>
          <table:table-cell table:formula="of:=IF([.C37]=[.G37];(IF([.D37]=[.H37];&quot;&quot;;&quot;ACT.VER&quot;));(IF([.G37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git-client</text:p>
          </table:table-cell>
          <table:table-cell office:value-type="string" calcext:value-type="string">
            <text:p>2.8.0</text:p>
          </table:table-cell>
          <table:table-cell office:value-type="string" calcext:value-type="string">
            <text:p>git-client</text:p>
          </table:table-cell>
          <table:table-cell office:value-type="string" calcext:value-type="string">
            <text:p>2.8.0</text:p>
          </table:table-cell>
          <table:table-cell office:value-type="string" calcext:value-type="string">
            <text:p>git-client</text:p>
          </table:table-cell>
          <table:table-cell office:value-type="string" calcext:value-type="string">
            <text:p>2.6.0</text:p>
          </table:table-cell>
          <table:table-cell office:value-type="string" calcext:value-type="string">
            <text:p>git-client</text:p>
          </table:table-cell>
          <table:table-cell office:value-type="string" calcext:value-type="string">
            <text:p>2.7.0</text:p>
          </table:table-cell>
          <table:table-cell table:formula="of:=IF([.C38]=[.E38];(IF([.D38]=[.F38];&quot;&quot;;&quot;ACT.VER&quot;));(IF([.E38]=&quot;&quot;;&quot;VACIO&quot;;&quot;NO&quot;)))" office:value-type="string" office:string-value="ACT.VER" calcext:value-type="string">
            <text:p>ACT.VER</text:p>
          </table:table-cell>
          <table:table-cell table:formula="of:=IF([.C38]=[.G38];(IF([.D38]=[.H38];&quot;&quot;;&quot;ACT.VER&quot;));(IF([.G38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it-parameter-sas</text:p>
          </table:table-cell>
          <table:table-cell office:value-type="string" calcext:value-type="string">
            <text:p>1.0.0.2</text:p>
          </table:table-cell>
          <table:table-cell table:formula="of:=IF([.C39]=[.E39];(IF([.D39]=[.F39];&quot;&quot;;&quot;ACT.VER&quot;));(IF([.E39]=&quot;&quot;;&quot;VACIO&quot;;&quot;NO&quot;)))">
            <text:p/>
          </table:table-cell>
          <table:table-cell table:formula="of:=IF([.C39]=[.G39];(IF([.D39]=[.H39];&quot;&quot;;&quot;ACT.VER&quot;));(IF([.G39]=&quot;&quot;;&quot;VACIO&quot;;&quot;NO&quot;))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git-server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git-server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git-server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git-server</text:p>
          </table:table-cell>
          <table:table-cell office:value-type="string" calcext:value-type="string">
            <text:p>1.7</text:p>
          </table:table-cell>
          <table:table-cell table:formula="of:=IF([.C40]=[.E40];(IF([.D40]=[.F40];&quot;&quot;;&quot;ACT.VER&quot;));(IF([.E40]=&quot;&quot;;&quot;VACIO&quot;;&quot;NO&quot;)))">
            <text:p/>
          </table:table-cell>
          <table:table-cell table:formula="of:=IF([.C40]=[.G40];(IF([.D40]=[.H40];&quot;&quot;;&quot;ACT.VER&quot;));(IF([.G40]=&quot;&quot;;&quot;VACIO&quot;;&quot;NO&quot;)))">
            <text:p/>
          </table:table-cell>
        </table:table-row>
        <table:table-row table:style-name="ro1">
          <table:table-cell office:value-type="string" calcext:value-type="string">
            <text:p>github</text:p>
          </table:table-cell>
          <table:table-cell office:value-type="string" calcext:value-type="string">
            <text:p>1.29.4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1.29.4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1.28.1</text:p>
          </table:table-cell>
          <table:table-cell table:number-columns-repeated="2"/>
          <table:table-cell table:formula="of:=IF([.C41]=[.E41];(IF([.D41]=[.F41];&quot;&quot;;&quot;ACT.VER&quot;));(IF([.E41]=&quot;&quot;;&quot;VACIO&quot;;&quot;NO&quot;)))" office:value-type="string" office:string-value="ACT.VER" calcext:value-type="string">
            <text:p>ACT.VER</text:p>
          </table:table-cell>
          <table:table-cell table:formula="of:=IF([.C41]=[.G41];(IF([.D41]=[.H41];&quot;&quot;;&quot;ACT.VER&quot;));(IF([.G41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github-api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github-api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github-api</text:p>
          </table:table-cell>
          <table:table-cell office:value-type="string" calcext:value-type="string">
            <text:p>1.90</text:p>
          </table:table-cell>
          <table:table-cell table:number-columns-repeated="2"/>
          <table:table-cell table:formula="of:=IF([.C42]=[.E42];(IF([.D42]=[.F42];&quot;&quot;;&quot;ACT.VER&quot;));(IF([.E42]=&quot;&quot;;&quot;VACIO&quot;;&quot;NO&quot;)))" office:value-type="string" office:string-value="ACT.VER" calcext:value-type="string">
            <text:p>ACT.VER</text:p>
          </table:table-cell>
          <table:table-cell table:formula="of:=IF([.C42]=[.G42];(IF([.D42]=[.H42];&quot;&quot;;&quot;ACT.VER&quot;));(IF([.G42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github-branch-source</text:p>
          </table:table-cell>
          <table:table-cell office:value-type="string" calcext:value-type="string">
            <text:p>2.5.3</text:p>
          </table:table-cell>
          <table:table-cell office:value-type="string" calcext:value-type="string">
            <text:p>github-branch-source</text:p>
          </table:table-cell>
          <table:table-cell office:value-type="string" calcext:value-type="string">
            <text:p>2.5.3</text:p>
          </table:table-cell>
          <table:table-cell office:value-type="string" calcext:value-type="string">
            <text:p>github-branch-source</text:p>
          </table:table-cell>
          <table:table-cell office:value-type="string" calcext:value-type="string">
            <text:p>2.3.1</text:p>
          </table:table-cell>
          <table:table-cell table:number-columns-repeated="2"/>
          <table:table-cell table:formula="of:=IF([.C43]=[.E43];(IF([.D43]=[.F43];&quot;&quot;;&quot;ACT.VER&quot;));(IF([.E43]=&quot;&quot;;&quot;VACIO&quot;;&quot;NO&quot;)))" office:value-type="string" office:string-value="ACT.VER" calcext:value-type="string">
            <text:p>ACT.VER</text:p>
          </table:table-cell>
          <table:table-cell table:formula="of:=IF([.C43]=[.G43];(IF([.D43]=[.H43];&quot;&quot;;&quot;ACT.VER&quot;));(IF([.G43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gitlab-hook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gitlab-hook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gitlab-hook</text:p>
          </table:table-cell>
          <table:table-cell office:value-type="string" calcext:value-type="string">
            <text:p>1.4.2</text:p>
          </table:table-cell>
          <table:table-cell table:number-columns-repeated="2"/>
          <table:table-cell table:formula="of:=IF([.C44]=[.E44];(IF([.D44]=[.F44];&quot;&quot;;&quot;ACT.VER&quot;));(IF([.E44]=&quot;&quot;;&quot;VACIO&quot;;&quot;NO&quot;)))">
            <text:p/>
          </table:table-cell>
          <table:table-cell table:formula="of:=IF([.C44]=[.G44];(IF([.D44]=[.H44];&quot;&quot;;&quot;ACT.VER&quot;));(IF([.G44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gitlab-plugin</text:p>
          </table:table-cell>
          <table:table-cell office:value-type="string" calcext:value-type="string">
            <text:p>1.5.12</text:p>
          </table:table-cell>
          <table:table-cell table:number-columns-repeated="4"/>
          <table:table-cell office:value-type="string" calcext:value-type="string">
            <text:p>gitlab-plugin</text:p>
          </table:table-cell>
          <table:table-cell office:value-type="string" calcext:value-type="string">
            <text:p>1.5.4</text:p>
          </table:table-cell>
          <table:table-cell table:formula="of:=IF([.C45]=[.E45];(IF([.D45]=[.F45];&quot;&quot;;&quot;ACT.VER&quot;));(IF([.E45]=&quot;&quot;;&quot;VACIO&quot;;&quot;NO&quot;)))">
            <text:p/>
          </table:table-cell>
          <table:table-cell table:formula="of:=IF([.C45]=[.G45];(IF([.D45]=[.H45];&quot;&quot;;&quot;ACT.VER&quot;));(IF([.G45]=&quot;&quot;;&quot;VACIO&quot;;&quot;NO&quot;))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gradle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gradle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gradle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gradle</text:p>
          </table:table-cell>
          <table:table-cell office:value-type="string" calcext:value-type="string">
            <text:p>1.27.1</text:p>
          </table:table-cell>
          <table:table-cell table:formula="of:=IF([.C46]=[.E46];(IF([.D46]=[.F46];&quot;&quot;;&quot;ACT.VER&quot;));(IF([.E46]=&quot;&quot;;&quot;VACIO&quot;;&quot;NO&quot;)))" office:value-type="string" office:string-value="ACT.VER" calcext:value-type="string">
            <text:p>ACT.VER</text:p>
          </table:table-cell>
          <table:table-cell table:formula="of:=IF([.C46]=[.G46];(IF([.D46]=[.H46];&quot;&quot;;&quot;ACT.VER&quot;));(IF([.G46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handlebars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handlebars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handlebars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handlebars</text:p>
          </table:table-cell>
          <table:table-cell office:value-type="string" calcext:value-type="string">
            <text:p>1.1.1</text:p>
          </table:table-cell>
          <table:table-cell table:formula="of:=IF([.C47]=[.E47];(IF([.D47]=[.F47];&quot;&quot;;&quot;ACT.VER&quot;));(IF([.E47]=&quot;&quot;;&quot;VACIO&quot;;&quot;NO&quot;)))">
            <text:p/>
          </table:table-cell>
          <table:table-cell table:formula="of:=IF([.C47]=[.G47];(IF([.D47]=[.H47];&quot;&quot;;&quot;ACT.VER&quot;));(IF([.G47]=&quot;&quot;;&quot;VACIO&quot;;&quot;NO&quot;)))">
            <text:p/>
          </table:table-cell>
        </table:table-row>
        <table:table-row table:style-name="ro1">
          <table:table-cell office:value-type="string" calcext:value-type="string">
            <text:p>hidden-parameter</text:p>
          </table:table-cell>
          <table:table-cell office:value-type="string" calcext:value-type="string">
            <text:p>0.0.4</text:p>
          </table:table-cell>
          <table:table-cell table:number-columns-repeated="4"/>
          <table:table-cell office:value-type="string" calcext:value-type="string">
            <text:p>hidden-parameter</text:p>
          </table:table-cell>
          <table:table-cell office:value-type="string" calcext:value-type="string">
            <text:p>0.0.4</text:p>
          </table:table-cell>
          <table:table-cell table:formula="of:=IF([.C48]=[.E48];(IF([.D48]=[.F48];&quot;&quot;;&quot;ACT.VER&quot;));(IF([.E48]=&quot;&quot;;&quot;VACIO&quot;;&quot;NO&quot;)))">
            <text:p/>
          </table:table-cell>
          <table:table-cell table:formula="of:=IF([.C48]=[.G48];(IF([.D48]=[.H48];&quot;&quot;;&quot;ACT.VER&quot;));(IF([.G48]=&quot;&quot;;&quot;VACIO&quot;;&quot;NO&quot;))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icon-shim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icon-shim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icon-shim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icon-shim</text:p>
          </table:table-cell>
          <table:table-cell office:value-type="string" calcext:value-type="string">
            <text:p>2.0.3</text:p>
          </table:table-cell>
          <table:table-cell table:formula="of:=IF([.C49]=[.E49];(IF([.D49]=[.F49];&quot;&quot;;&quot;ACT.VER&quot;));(IF([.E49]=&quot;&quot;;&quot;VACIO&quot;;&quot;NO&quot;)))">
            <text:p/>
          </table:table-cell>
          <table:table-cell table:formula="of:=IF([.C49]=[.G49];(IF([.D49]=[.H49];&quot;&quot;;&quot;ACT.VER&quot;));(IF([.G49]=&quot;&quot;;&quot;VACIO&quot;;&quot;NO&quot;)))">
            <text:p/>
          </table:table-cell>
        </table:table-row>
        <table:table-row table:style-name="ro1">
          <table:table-cell office:value-type="string" calcext:value-type="string">
            <text:p>ivy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jackson2-api</text:p>
          </table:table-cell>
          <table:table-cell office:value-type="string" calcext:value-type="string">
            <text:p>2.9.9</text:p>
          </table:table-cell>
          <table:table-cell office:value-type="string" calcext:value-type="string">
            <text:p>jackson2-api</text:p>
          </table:table-cell>
          <table:table-cell office:value-type="string" calcext:value-type="string">
            <text:p>2.8.7.0</text:p>
          </table:table-cell>
          <table:table-cell table:number-columns-repeated="2"/>
          <table:table-cell table:formula="of:=IF([.C50]=[.E50];(IF([.D50]=[.F50];&quot;&quot;;&quot;ACT.VER&quot;));(IF([.E50]=&quot;&quot;;&quot;VACIO&quot;;&quot;NO&quot;)))" office:value-type="string" office:string-value="ACT.VER" calcext:value-type="string">
            <text:p>ACT.VER</text:p>
          </table:table-cell>
          <table:table-cell table:formula="of:=IF([.C50]=[.G50];(IF([.D50]=[.H50];&quot;&quot;;&quot;ACT.VER&quot;));(IF([.G50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jackson2-api</text:p>
          </table:table-cell>
          <table:table-cell office:value-type="string" calcext:value-type="string">
            <text:p>2.9.9</text:p>
          </table:table-cell>
          <table:table-cell table:number-columns-repeated="4"/>
          <table:table-cell office:value-type="string" calcext:value-type="string">
            <text:p>ivy</text:p>
          </table:table-cell>
          <table:table-cell office:value-type="string" calcext:value-type="string">
            <text:p>1.27.1</text:p>
          </table:table-cell>
          <table:table-cell table:formula="of:=IF([.C51]=[.E51];(IF([.D51]=[.F51];&quot;&quot;;&quot;ACT.VER&quot;));(IF([.E51]=&quot;&quot;;&quot;VACIO&quot;;&quot;NO&quot;)))">
            <text:p/>
          </table:table-cell>
          <table:table-cell table:formula="of:=IF([.C51]=[.G51];(IF([.D51]=[.H51];&quot;&quot;;&quot;ACT.VER&quot;));(IF([.G51]=&quot;&quot;;&quot;VACIO&quot;;&quot;NO&quot;))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javadoc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javadoc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javadoc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javadoc</text:p>
          </table:table-cell>
          <table:table-cell office:value-type="string" calcext:value-type="string">
            <text:p>1.4</text:p>
          </table:table-cell>
          <table:table-cell table:formula="of:=IF([.C52]=[.E52];(IF([.D52]=[.F52];&quot;&quot;;&quot;ACT.VER&quot;));(IF([.E52]=&quot;&quot;;&quot;VACIO&quot;;&quot;NO&quot;)))" office:value-type="string" office:string-value="ACT.VER" calcext:value-type="string">
            <text:p>ACT.VER</text:p>
          </table:table-cell>
          <table:table-cell table:formula="of:=IF([.C52]=[.G52];(IF([.D52]=[.H52];&quot;&quot;;&quot;ACT.VER&quot;));(IF([.G52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jdk-too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jdk-tool</text:p>
          </table:table-cell>
          <table:table-cell office:value-type="string" calcext:value-type="string">
            <text:p>1.2</text:p>
          </table:table-cell>
          <table:table-cell table:number-columns-repeated="4"/>
          <table:table-cell table:formula="of:=IF([.C53]=[.E53];(IF([.D53]=[.F53];&quot;&quot;;&quot;ACT.VER&quot;));(IF([.E53]=&quot;&quot;;&quot;VACIO&quot;;&quot;NO&quot;)))" office:value-type="string" office:string-value="VACIO" calcext:value-type="string">
            <text:p>VACIO</text:p>
          </table:table-cell>
          <table:table-cell table:formula="of:=IF([.C53]=[.G53];(IF([.D53]=[.H53];&quot;&quot;;&quot;ACT.VER&quot;));(IF([.G53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job-dsl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job-dsl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job-dsl</text:p>
          </table:table-cell>
          <table:table-cell office:value-type="string" calcext:value-type="string">
            <text:p>1.66</text:p>
          </table:table-cell>
          <table:table-cell table:number-columns-repeated="2"/>
          <table:table-cell table:formula="of:=IF([.C54]=[.E54];(IF([.D54]=[.F54];&quot;&quot;;&quot;ACT.VER&quot;));(IF([.E54]=&quot;&quot;;&quot;VACIO&quot;;&quot;NO&quot;)))" office:value-type="string" office:string-value="ACT.VER" calcext:value-type="string">
            <text:p>ACT.VER</text:p>
          </table:table-cell>
          <table:table-cell table:formula="of:=IF([.C54]=[.G54];(IF([.D54]=[.H54];&quot;&quot;;&quot;ACT.VER&quot;));(IF([.G54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jobConfigHistory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jobConfigHistory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jobConfigHistory</text:p>
          </table:table-cell>
          <table:table-cell office:value-type="string" calcext:value-type="string">
            <text:p>2.18</text:p>
          </table:table-cell>
          <table:table-cell table:number-columns-repeated="2"/>
          <table:table-cell table:formula="of:=IF([.C55]=[.E55];(IF([.D55]=[.F55];&quot;&quot;;&quot;ACT.VER&quot;));(IF([.E55]=&quot;&quot;;&quot;VACIO&quot;;&quot;NO&quot;)))" office:value-type="string" office:string-value="ACT.VER" calcext:value-type="string">
            <text:p>ACT.VER</text:p>
          </table:table-cell>
          <table:table-cell table:formula="of:=IF([.C55]=[.G55];(IF([.D55]=[.H55];&quot;&quot;;&quot;ACT.VER&quot;));(IF([.G55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1.12.4-0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1.12.4-0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1.12.4-0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1.11.2-0</text:p>
          </table:table-cell>
          <table:table-cell table:formula="of:=IF([.C56]=[.E56];(IF([.D56]=[.F56];&quot;&quot;;&quot;ACT.VER&quot;));(IF([.E56]=&quot;&quot;;&quot;VACIO&quot;;&quot;NO&quot;)))">
            <text:p/>
          </table:table-cell>
          <table:table-cell table:formula="of:=IF([.C56]=[.G56];(IF([.D56]=[.H56];&quot;&quot;;&quot;ACT.VER&quot;));(IF([.G56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jquery-detached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jquery-detached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jquery-detached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jquery-detached</text:p>
          </table:table-cell>
          <table:table-cell office:value-type="string" calcext:value-type="string">
            <text:p>1.2.1</text:p>
          </table:table-cell>
          <table:table-cell table:formula="of:=IF([.C57]=[.E57];(IF([.D57]=[.F57];&quot;&quot;;&quot;ACT.VER&quot;));(IF([.E57]=&quot;&quot;;&quot;VACIO&quot;;&quot;NO&quot;)))">
            <text:p/>
          </table:table-cell>
          <table:table-cell table:formula="of:=IF([.C57]=[.G57];(IF([.D57]=[.H57];&quot;&quot;;&quot;ACT.VER&quot;));(IF([.G57]=&quot;&quot;;&quot;VACIO&quot;;&quot;NO&quot;)))">
            <text:p/>
          </table:table-cell>
        </table:table-row>
        <table:table-row table:style-name="ro1">
          <table:table-cell office:value-type="string" calcext:value-type="string">
            <text:p>jsch</text:p>
          </table:table-cell>
          <table:table-cell office:value-type="string" calcext:value-type="string">
            <text:p>0.1.55</text:p>
          </table:table-cell>
          <table:table-cell office:value-type="string" calcext:value-type="string">
            <text:p>jsch</text:p>
          </table:table-cell>
          <table:table-cell office:value-type="string" calcext:value-type="string">
            <text:p>0.1.55</text:p>
          </table:table-cell>
          <table:table-cell office:value-type="string" calcext:value-type="string">
            <text:p>jsch</text:p>
          </table:table-cell>
          <table:table-cell office:value-type="string" calcext:value-type="string">
            <text:p>0.1.54.1</text:p>
          </table:table-cell>
          <table:table-cell office:value-type="string" calcext:value-type="string">
            <text:p>jsch</text:p>
          </table:table-cell>
          <table:table-cell office:value-type="string" calcext:value-type="string">
            <text:p>0.1.54.1</text:p>
          </table:table-cell>
          <table:table-cell table:formula="of:=IF([.C58]=[.E58];(IF([.D58]=[.F58];&quot;&quot;;&quot;ACT.VER&quot;));(IF([.E58]=&quot;&quot;;&quot;VACIO&quot;;&quot;NO&quot;)))" office:value-type="string" office:string-value="ACT.VER" calcext:value-type="string">
            <text:p>ACT.VER</text:p>
          </table:table-cell>
          <table:table-cell table:formula="of:=IF([.C58]=[.G58];(IF([.D58]=[.H58];&quot;&quot;;&quot;ACT.VER&quot;));(IF([.G58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junit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junit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junit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junit</text:p>
          </table:table-cell>
          <table:table-cell office:value-type="string" calcext:value-type="string">
            <text:p>1.20</text:p>
          </table:table-cell>
          <table:table-cell table:formula="of:=IF([.C59]=[.E59];(IF([.D59]=[.F59];&quot;&quot;;&quot;ACT.VER&quot;));(IF([.E59]=&quot;&quot;;&quot;VACIO&quot;;&quot;NO&quot;)))" office:value-type="string" office:string-value="ACT.VER" calcext:value-type="string">
            <text:p>ACT.VER</text:p>
          </table:table-cell>
          <table:table-cell table:formula="of:=IF([.C59]=[.G59];(IF([.D59]=[.H59];&quot;&quot;;&quot;ACT.VER&quot;));(IF([.G59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junit-attachments</text:p>
          </table:table-cell>
          <table:table-cell office:value-type="string" calcext:value-type="string">
            <text:p>1.5</text:p>
          </table:table-cell>
          <table:table-cell table:number-columns-repeated="4"/>
          <table:table-cell office:value-type="string" calcext:value-type="string">
            <text:p>junit-attachments</text:p>
          </table:table-cell>
          <table:table-cell office:value-type="string" calcext:value-type="string">
            <text:p>1.4.2</text:p>
          </table:table-cell>
          <table:table-cell table:formula="of:=IF([.C60]=[.E60];(IF([.D60]=[.F60];&quot;&quot;;&quot;ACT.VER&quot;));(IF([.E60]=&quot;&quot;;&quot;VACIO&quot;;&quot;NO&quot;)))">
            <text:p/>
          </table:table-cell>
          <table:table-cell table:formula="of:=IF([.C60]=[.G60];(IF([.D60]=[.H60];&quot;&quot;;&quot;ACT.VER&quot;));(IF([.G60]=&quot;&quot;;&quot;VACIO&quot;;&quot;NO&quot;))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ldap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ldap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ldap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ldap</text:p>
          </table:table-cell>
          <table:table-cell office:value-type="string" calcext:value-type="string">
            <text:p>1.15</text:p>
          </table:table-cell>
          <table:table-cell table:formula="of:=IF([.C61]=[.E61];(IF([.D61]=[.F61];&quot;&quot;;&quot;ACT.VER&quot;));(IF([.E61]=&quot;&quot;;&quot;VACIO&quot;;&quot;NO&quot;)))" office:value-type="string" office:string-value="ACT.VER" calcext:value-type="string">
            <text:p>ACT.VER</text:p>
          </table:table-cell>
          <table:table-cell table:formula="of:=IF([.C61]=[.G61];(IF([.D61]=[.H61];&quot;&quot;;&quot;ACT.VER&quot;));(IF([.G61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lockable-resources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lockable-resources</text:p>
          </table:table-cell>
          <table:table-cell office:value-type="string" calcext:value-type="string">
            <text:p>2.5</text:p>
          </table:table-cell>
          <table:table-cell table:number-columns-repeated="4"/>
          <table:table-cell table:formula="of:=IF([.C62]=[.E62];(IF([.D62]=[.F62];&quot;&quot;;&quot;ACT.VER&quot;));(IF([.E62]=&quot;&quot;;&quot;VACIO&quot;;&quot;NO&quot;)))" office:value-type="string" office:string-value="VACIO" calcext:value-type="string">
            <text:p>VACIO</text:p>
          </table:table-cell>
          <table:table-cell table:formula="of:=IF([.C62]=[.G62];(IF([.D62]=[.H62];&quot;&quot;;&quot;ACT.VER&quot;));(IF([.G62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mailer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mailer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mailer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mailer</text:p>
          </table:table-cell>
          <table:table-cell office:value-type="string" calcext:value-type="string">
            <text:p>1.20</text:p>
          </table:table-cell>
          <table:table-cell table:formula="of:=IF([.C63]=[.E63];(IF([.D63]=[.F63];&quot;&quot;;&quot;ACT.VER&quot;));(IF([.E63]=&quot;&quot;;&quot;VACIO&quot;;&quot;NO&quot;)))" office:value-type="string" office:string-value="ACT.VER" calcext:value-type="string">
            <text:p>ACT.VER</text:p>
          </table:table-cell>
          <table:table-cell table:formula="of:=IF([.C63]=[.G63];(IF([.D63]=[.H63];&quot;&quot;;&quot;ACT.VER&quot;));(IF([.G63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mapdb-api</text:p>
          </table:table-cell>
          <table:table-cell office:value-type="string" calcext:value-type="string">
            <text:p>1.0.9.0</text:p>
          </table:table-cell>
          <table:table-cell office:value-type="string" calcext:value-type="string">
            <text:p>mapdb-api</text:p>
          </table:table-cell>
          <table:table-cell office:value-type="string" calcext:value-type="string">
            <text:p>1.0.9.0</text:p>
          </table:table-cell>
          <table:table-cell office:value-type="string" calcext:value-type="string">
            <text:p>mapdb-api</text:p>
          </table:table-cell>
          <table:table-cell office:value-type="string" calcext:value-type="string">
            <text:p>1.0.9.0</text:p>
          </table:table-cell>
          <table:table-cell office:value-type="string" calcext:value-type="string">
            <text:p>mapdb-api</text:p>
          </table:table-cell>
          <table:table-cell office:value-type="string" calcext:value-type="string">
            <text:p>1.0.9.0</text:p>
          </table:table-cell>
          <table:table-cell table:formula="of:=IF([.C64]=[.E64];(IF([.D64]=[.F64];&quot;&quot;;&quot;ACT.VER&quot;));(IF([.E64]=&quot;&quot;;&quot;VACIO&quot;;&quot;NO&quot;)))">
            <text:p/>
          </table:table-cell>
          <table:table-cell table:formula="of:=IF([.C64]=[.G64];(IF([.D64]=[.H64];&quot;&quot;;&quot;ACT.VER&quot;));(IF([.G64]=&quot;&quot;;&quot;VACIO&quot;;&quot;NO&quot;)))">
            <text:p/>
          </table:table-cell>
        </table:table-row>
        <table:table-row table:style-name="ro1">
          <table:table-cell office:value-type="string" calcext:value-type="string">
            <text:p>matrix-auth</text:p>
          </table:table-cell>
          <table:table-cell office:value-type="string" calcext:value-type="string">
            <text:p>2.4.2</text:p>
          </table:table-cell>
          <table:table-cell office:value-type="string" calcext:value-type="string">
            <text:p>matrix-auth</text:p>
          </table:table-cell>
          <table:table-cell office:value-type="string" calcext:value-type="string">
            <text:p>2.4.2</text:p>
          </table:table-cell>
          <table:table-cell office:value-type="string" calcext:value-type="string">
            <text:p>matrix-auth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matrix-auth</text:p>
          </table:table-cell>
          <table:table-cell office:value-type="string" calcext:value-type="string">
            <text:p>1.6</text:p>
          </table:table-cell>
          <table:table-cell table:formula="of:=IF([.C65]=[.E65];(IF([.D65]=[.F65];&quot;&quot;;&quot;ACT.VER&quot;));(IF([.E65]=&quot;&quot;;&quot;VACIO&quot;;&quot;NO&quot;)))" office:value-type="string" office:string-value="ACT.VER" calcext:value-type="string">
            <text:p>ACT.VER</text:p>
          </table:table-cell>
          <table:table-cell table:formula="of:=IF([.C65]=[.G65];(IF([.D65]=[.H65];&quot;&quot;;&quot;ACT.VER&quot;));(IF([.G65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matrix-project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matrix-project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matrix-project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matrix-project</text:p>
          </table:table-cell>
          <table:table-cell office:value-type="string" calcext:value-type="string">
            <text:p>1.11</text:p>
          </table:table-cell>
          <table:table-cell table:formula="of:=IF([.C66]=[.E66];(IF([.D66]=[.F66];&quot;&quot;;&quot;ACT.VER&quot;));(IF([.E66]=&quot;&quot;;&quot;VACIO&quot;;&quot;NO&quot;)))" office:value-type="string" office:string-value="ACT.VER" calcext:value-type="string">
            <text:p>ACT.VER</text:p>
          </table:table-cell>
          <table:table-cell table:formula="of:=IF([.C66]=[.G66];(IF([.D66]=[.H66];&quot;&quot;;&quot;ACT.VER&quot;));(IF([.G66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maven-plugin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maven-plugin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maven-plugin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maven-plugin</text:p>
          </table:table-cell>
          <table:table-cell office:value-type="string" calcext:value-type="string">
            <text:p>3.1.2</text:p>
          </table:table-cell>
          <table:table-cell table:formula="of:=IF([.C67]=[.E67];(IF([.D67]=[.F67];&quot;&quot;;&quot;ACT.VER&quot;));(IF([.E67]=&quot;&quot;;&quot;VACIO&quot;;&quot;NO&quot;)))" office:value-type="string" office:string-value="ACT.VER" calcext:value-type="string">
            <text:p>ACT.VER</text:p>
          </table:table-cell>
          <table:table-cell table:formula="of:=IF([.C67]=[.G67];(IF([.D67]=[.H67];&quot;&quot;;&quot;ACT.VER&quot;));(IF([.G67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momentjs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omentjs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omentjs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omentjs</text:p>
          </table:table-cell>
          <table:table-cell office:value-type="string" calcext:value-type="string">
            <text:p>1.1.1</text:p>
          </table:table-cell>
          <table:table-cell table:formula="of:=IF([.C68]=[.E68];(IF([.D68]=[.F68];&quot;&quot;;&quot;ACT.VER&quot;));(IF([.E68]=&quot;&quot;;&quot;VACIO&quot;;&quot;NO&quot;)))">
            <text:p/>
          </table:table-cell>
          <table:table-cell table:formula="of:=IF([.C68]=[.G68];(IF([.D68]=[.H68];&quot;&quot;;&quot;ACT.VER&quot;));(IF([.G68]=&quot;&quot;;&quot;VACIO&quot;;&quot;NO&quot;)))">
            <text:p/>
          </table:table-cell>
        </table:table-row>
        <table:table-row table:style-name="ro1">
          <table:table-cell office:value-type="string" calcext:value-type="string">
            <text:p>pam-auth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pam-auth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pam-auth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pam-auth</text:p>
          </table:table-cell>
          <table:table-cell office:value-type="string" calcext:value-type="string">
            <text:p>1.3</text:p>
          </table:table-cell>
          <table:table-cell table:formula="of:=IF([.C69]=[.E69];(IF([.D69]=[.F69];&quot;&quot;;&quot;ACT.VER&quot;));(IF([.E69]=&quot;&quot;;&quot;VACIO&quot;;&quot;NO&quot;)))" office:value-type="string" office:string-value="ACT.VER" calcext:value-type="string">
            <text:p>ACT.VER</text:p>
          </table:table-cell>
          <table:table-cell table:formula="of:=IF([.C69]=[.G69];(IF([.D69]=[.H69];&quot;&quot;;&quot;ACT.VER&quot;));(IF([.G69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parameterized-trigger</text:p>
          </table:table-cell>
          <table:table-cell office:value-type="string" calcext:value-type="string">
            <text:p>2.35.2</text:p>
          </table:table-cell>
          <table:table-cell office:value-type="string" calcext:value-type="string">
            <text:p>parameterized-trigger</text:p>
          </table:table-cell>
          <table:table-cell office:value-type="string" calcext:value-type="string">
            <text:p>2.35.2</text:p>
          </table:table-cell>
          <table:table-cell office:value-type="string" calcext:value-type="string">
            <text:p>parameterized-trigger</text:p>
          </table:table-cell>
          <table:table-cell office:value-type="string" calcext:value-type="string">
            <text:p>2.35.2</text:p>
          </table:table-cell>
          <table:table-cell table:number-columns-repeated="2"/>
          <table:table-cell table:formula="of:=IF([.C70]=[.E70];(IF([.D70]=[.F70];&quot;&quot;;&quot;ACT.VER&quot;));(IF([.E70]=&quot;&quot;;&quot;VACIO&quot;;&quot;NO&quot;)))">
            <text:p/>
          </table:table-cell>
          <table:table-cell table:formula="of:=IF([.C70]=[.G70];(IF([.D70]=[.H70];&quot;&quot;;&quot;ACT.VER&quot;));(IF([.G70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pipeline-build-step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pipeline-build-step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pipeline-build-step</text:p>
          </table:table-cell>
          <table:table-cell office:value-type="string" calcext:value-type="string">
            <text:p>2.5.1</text:p>
          </table:table-cell>
          <table:table-cell office:value-type="string" calcext:value-type="string">
            <text:p>pipeline-build-step</text:p>
          </table:table-cell>
          <table:table-cell office:value-type="string" calcext:value-type="string">
            <text:p>2.5.1</text:p>
          </table:table-cell>
          <table:table-cell table:formula="of:=IF([.C71]=[.E71];(IF([.D71]=[.F71];&quot;&quot;;&quot;ACT.VER&quot;));(IF([.E71]=&quot;&quot;;&quot;VACIO&quot;;&quot;NO&quot;)))" office:value-type="string" office:string-value="ACT.VER" calcext:value-type="string">
            <text:p>ACT.VER</text:p>
          </table:table-cell>
          <table:table-cell table:formula="of:=IF([.C71]=[.G71];(IF([.D71]=[.H71];&quot;&quot;;&quot;ACT.VER&quot;));(IF([.G71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pipeline-github-li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pipeline-github-li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pipeline-github-li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pipeline-github-lib</text:p>
          </table:table-cell>
          <table:table-cell office:value-type="string" calcext:value-type="string">
            <text:p>1.0</text:p>
          </table:table-cell>
          <table:table-cell table:formula="of:=IF([.C72]=[.E72];(IF([.D72]=[.F72];&quot;&quot;;&quot;ACT.VER&quot;));(IF([.E72]=&quot;&quot;;&quot;VACIO&quot;;&quot;NO&quot;)))">
            <text:p/>
          </table:table-cell>
          <table:table-cell table:formula="of:=IF([.C72]=[.G72];(IF([.D72]=[.H72];&quot;&quot;;&quot;ACT.VER&quot;));(IF([.G72]=&quot;&quot;;&quot;VACIO&quot;;&quot;NO&quot;)))">
            <text:p/>
          </table:table-cell>
        </table:table-row>
        <table:table-row table:style-name="ro1">
          <table:table-cell office:value-type="string" calcext:value-type="string">
            <text:p>pipeline-graph-analysis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pipeline-graph-analysis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pipeline-graph-analysis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pipeline-graph-analysis</text:p>
          </table:table-cell>
          <table:table-cell office:value-type="string" calcext:value-type="string">
            <text:p>1.5</text:p>
          </table:table-cell>
          <table:table-cell table:formula="of:=IF([.C73]=[.E73];(IF([.D73]=[.F73];&quot;&quot;;&quot;ACT.VER&quot;));(IF([.E73]=&quot;&quot;;&quot;VACIO&quot;;&quot;NO&quot;)))" office:value-type="string" office:string-value="ACT.VER" calcext:value-type="string">
            <text:p>ACT.VER</text:p>
          </table:table-cell>
          <table:table-cell table:formula="of:=IF([.C73]=[.G73];(IF([.D73]=[.H73];&quot;&quot;;&quot;ACT.VER&quot;));(IF([.G73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pipeline-input-step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pipeline-input-step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pipeline-input-step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pipeline-input-step</text:p>
          </table:table-cell>
          <table:table-cell office:value-type="string" calcext:value-type="string">
            <text:p>2.8</text:p>
          </table:table-cell>
          <table:table-cell table:formula="of:=IF([.C74]=[.E74];(IF([.D74]=[.F74];&quot;&quot;;&quot;ACT.VER&quot;));(IF([.E74]=&quot;&quot;;&quot;VACIO&quot;;&quot;NO&quot;)))" office:value-type="string" office:string-value="ACT.VER" calcext:value-type="string">
            <text:p>ACT.VER</text:p>
          </table:table-cell>
          <table:table-cell table:formula="of:=IF([.C74]=[.G74];(IF([.D74]=[.H74];&quot;&quot;;&quot;ACT.VER&quot;));(IF([.G74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pipeline-maven</text:p>
          </table:table-cell>
          <table:table-cell office:value-type="string" calcext:value-type="string">
            <text:p>3.7.1</text:p>
          </table:table-cell>
          <table:table-cell table:number-columns-repeated="4"/>
          <table:table-cell office:value-type="string" calcext:value-type="string">
            <text:p>pipeline-maven</text:p>
          </table:table-cell>
          <table:table-cell office:value-type="string" calcext:value-type="string">
            <text:p>2.5.2</text:p>
          </table:table-cell>
          <table:table-cell table:formula="of:=IF([.C75]=[.E75];(IF([.D75]=[.F75];&quot;&quot;;&quot;ACT.VER&quot;));(IF([.E75]=&quot;&quot;;&quot;VACIO&quot;;&quot;NO&quot;)))">
            <text:p/>
          </table:table-cell>
          <table:table-cell table:formula="of:=IF([.C75]=[.G75];(IF([.D75]=[.H75];&quot;&quot;;&quot;ACT.VER&quot;));(IF([.G75]=&quot;&quot;;&quot;VACIO&quot;;&quot;NO&quot;))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pipeline-milestone-step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pipeline-milestone-step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pipeline-milestone-step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pipeline-milestone-step</text:p>
          </table:table-cell>
          <table:table-cell office:value-type="string" calcext:value-type="string">
            <text:p>1.3.1</text:p>
          </table:table-cell>
          <table:table-cell table:formula="of:=IF([.C76]=[.E76];(IF([.D76]=[.F76];&quot;&quot;;&quot;ACT.VER&quot;));(IF([.E76]=&quot;&quot;;&quot;VACIO&quot;;&quot;NO&quot;)))">
            <text:p/>
          </table:table-cell>
          <table:table-cell table:formula="of:=IF([.C76]=[.G76];(IF([.D76]=[.H76];&quot;&quot;;&quot;ACT.VER&quot;));(IF([.G76]=&quot;&quot;;&quot;VACIO&quot;;&quot;NO&quot;)))">
            <text:p/>
          </table:table-cell>
        </table:table-row>
        <table:table-row table:style-name="ro1">
          <table:table-cell office:value-type="string" calcext:value-type="string">
            <text:p>pipeline-model-api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pipeline-model-api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pipeline-model-api</text:p>
          </table:table-cell>
          <table:table-cell office:value-type="string" calcext:value-type="string">
            <text:p>1.2.5</text:p>
          </table:table-cell>
          <table:table-cell office:value-type="string" calcext:value-type="string">
            <text:p>pipeline-model-api</text:p>
          </table:table-cell>
          <table:table-cell office:value-type="string" calcext:value-type="string">
            <text:p>1.1.9</text:p>
          </table:table-cell>
          <table:table-cell table:formula="of:=IF([.C77]=[.E77];(IF([.D77]=[.F77];&quot;&quot;;&quot;ACT.VER&quot;));(IF([.E77]=&quot;&quot;;&quot;VACIO&quot;;&quot;NO&quot;)))" office:value-type="string" office:string-value="ACT.VER" calcext:value-type="string">
            <text:p>ACT.VER</text:p>
          </table:table-cell>
          <table:table-cell table:formula="of:=IF([.C77]=[.G77];(IF([.D77]=[.H77];&quot;&quot;;&quot;ACT.VER&quot;));(IF([.G77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pipeline-model-declarative-agent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pipeline-model-declarative-agent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pipeline-model-declarative-agent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pipeline-model-declarative-agent</text:p>
          </table:table-cell>
          <table:table-cell office:value-type="string" calcext:value-type="string">
            <text:p>1.1.1</text:p>
          </table:table-cell>
          <table:table-cell table:formula="of:=IF([.C78]=[.E78];(IF([.D78]=[.F78];&quot;&quot;;&quot;ACT.VER&quot;));(IF([.E78]=&quot;&quot;;&quot;VACIO&quot;;&quot;NO&quot;)))">
            <text:p/>
          </table:table-cell>
          <table:table-cell table:formula="of:=IF([.C78]=[.G78];(IF([.D78]=[.H78];&quot;&quot;;&quot;ACT.VER&quot;));(IF([.G78]=&quot;&quot;;&quot;VACIO&quot;;&quot;NO&quot;)))">
            <text:p/>
          </table:table-cell>
        </table:table-row>
        <table:table-row table:style-name="ro1">
          <table:table-cell office:value-type="string" calcext:value-type="string">
            <text:p>pipeline-model-definition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pipeline-model-definition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pipeline-model-definition</text:p>
          </table:table-cell>
          <table:table-cell office:value-type="string" calcext:value-type="string">
            <text:p>1.2.5</text:p>
          </table:table-cell>
          <table:table-cell office:value-type="string" calcext:value-type="string">
            <text:p>pipeline-model-definition</text:p>
          </table:table-cell>
          <table:table-cell office:value-type="string" calcext:value-type="string">
            <text:p>1.1.9</text:p>
          </table:table-cell>
          <table:table-cell table:formula="of:=IF([.C79]=[.E79];(IF([.D79]=[.F79];&quot;&quot;;&quot;ACT.VER&quot;));(IF([.E79]=&quot;&quot;;&quot;VACIO&quot;;&quot;NO&quot;)))" office:value-type="string" office:string-value="ACT.VER" calcext:value-type="string">
            <text:p>ACT.VER</text:p>
          </table:table-cell>
          <table:table-cell table:formula="of:=IF([.C79]=[.G79];(IF([.D79]=[.H79];&quot;&quot;;&quot;ACT.VER&quot;));(IF([.G79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pipeline-model-extensions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pipeline-model-extensions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pipeline-model-extensions</text:p>
          </table:table-cell>
          <table:table-cell office:value-type="string" calcext:value-type="string">
            <text:p>1.2.5</text:p>
          </table:table-cell>
          <table:table-cell office:value-type="string" calcext:value-type="string">
            <text:p>pipeline-model-extensions</text:p>
          </table:table-cell>
          <table:table-cell office:value-type="string" calcext:value-type="string">
            <text:p>1.1.9</text:p>
          </table:table-cell>
          <table:table-cell table:formula="of:=IF([.C80]=[.E80];(IF([.D80]=[.F80];&quot;&quot;;&quot;ACT.VER&quot;));(IF([.E80]=&quot;&quot;;&quot;VACIO&quot;;&quot;NO&quot;)))" office:value-type="string" office:string-value="ACT.VER" calcext:value-type="string">
            <text:p>ACT.VER</text:p>
          </table:table-cell>
          <table:table-cell table:formula="of:=IF([.C80]=[.G80];(IF([.D80]=[.H80];&quot;&quot;;&quot;ACT.VER&quot;));(IF([.G80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pipeline-rest-api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pipeline-rest-api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pipeline-rest-api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pipeline-rest-api</text:p>
          </table:table-cell>
          <table:table-cell office:value-type="string" calcext:value-type="string">
            <text:p>2.8</text:p>
          </table:table-cell>
          <table:table-cell table:formula="of:=IF([.C81]=[.E81];(IF([.D81]=[.F81];&quot;&quot;;&quot;ACT.VER&quot;));(IF([.E81]=&quot;&quot;;&quot;VACIO&quot;;&quot;NO&quot;)))" office:value-type="string" office:string-value="ACT.VER" calcext:value-type="string">
            <text:p>ACT.VER</text:p>
          </table:table-cell>
          <table:table-cell table:formula="of:=IF([.C81]=[.G81];(IF([.D81]=[.H81];&quot;&quot;;&quot;ACT.VER&quot;));(IF([.G81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pipeline-stage-step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pipeline-stage-step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pipeline-stage-step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pipeline-stage-step</text:p>
          </table:table-cell>
          <table:table-cell office:value-type="string" calcext:value-type="string">
            <text:p>2.2</text:p>
          </table:table-cell>
          <table:table-cell table:formula="of:=IF([.C82]=[.E82];(IF([.D82]=[.F82];&quot;&quot;;&quot;ACT.VER&quot;));(IF([.E82]=&quot;&quot;;&quot;VACIO&quot;;&quot;NO&quot;)))">
            <text:p/>
          </table:table-cell>
          <table:table-cell table:formula="of:=IF([.C82]=[.G82];(IF([.D82]=[.H82];&quot;&quot;;&quot;ACT.VER&quot;));(IF([.G82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pipeline-stage-tags-metadata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pipeline-stage-tags-metadata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pipeline-stage-tags-metadata</text:p>
          </table:table-cell>
          <table:table-cell office:value-type="string" calcext:value-type="string">
            <text:p>1.2.5</text:p>
          </table:table-cell>
          <table:table-cell office:value-type="string" calcext:value-type="string">
            <text:p>pipeline-stage-tags-metadata</text:p>
          </table:table-cell>
          <table:table-cell office:value-type="string" calcext:value-type="string">
            <text:p>1.1.9</text:p>
          </table:table-cell>
          <table:table-cell table:formula="of:=IF([.C83]=[.E83];(IF([.D83]=[.F83];&quot;&quot;;&quot;ACT.VER&quot;));(IF([.E83]=&quot;&quot;;&quot;VACIO&quot;;&quot;NO&quot;)))" office:value-type="string" office:string-value="ACT.VER" calcext:value-type="string">
            <text:p>ACT.VER</text:p>
          </table:table-cell>
          <table:table-cell table:formula="of:=IF([.C83]=[.G83];(IF([.D83]=[.H83];&quot;&quot;;&quot;ACT.VER&quot;));(IF([.G83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pipeline-stage-view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pipeline-stage-view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pipeline-stage-view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pipeline-stage-view</text:p>
          </table:table-cell>
          <table:table-cell office:value-type="string" calcext:value-type="string">
            <text:p>2.8</text:p>
          </table:table-cell>
          <table:table-cell table:formula="of:=IF([.C84]=[.E84];(IF([.D84]=[.F84];&quot;&quot;;&quot;ACT.VER&quot;));(IF([.E84]=&quot;&quot;;&quot;VACIO&quot;;&quot;NO&quot;)))" office:value-type="string" office:string-value="ACT.VER" calcext:value-type="string">
            <text:p>ACT.VER</text:p>
          </table:table-cell>
          <table:table-cell table:formula="of:=IF([.C84]=[.G84];(IF([.D84]=[.H84];&quot;&quot;;&quot;ACT.VER&quot;));(IF([.G84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pipeline-utility-steps</text:p>
          </table:table-cell>
          <table:table-cell office:value-type="string" calcext:value-type="string">
            <text:p>2.3.0</text:p>
          </table:table-cell>
          <table:table-cell table:number-columns-repeated="4"/>
          <table:table-cell office:value-type="string" calcext:value-type="string">
            <text:p>pipeline-utility-steps</text:p>
          </table:table-cell>
          <table:table-cell office:value-type="string" calcext:value-type="string">
            <text:p>1.5.1</text:p>
          </table:table-cell>
          <table:table-cell table:formula="of:=IF([.C85]=[.E85];(IF([.D85]=[.F85];&quot;&quot;;&quot;ACT.VER&quot;));(IF([.E85]=&quot;&quot;;&quot;VACIO&quot;;&quot;NO&quot;)))">
            <text:p/>
          </table:table-cell>
          <table:table-cell table:formula="of:=IF([.C85]=[.G85];(IF([.D85]=[.H85];&quot;&quot;;&quot;ACT.VER&quot;));(IF([.G85]=&quot;&quot;;&quot;VACIO&quot;;&quot;NO&quot;))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plain-credentials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plain-credentials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plain-credentials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plain-credentials</text:p>
          </table:table-cell>
          <table:table-cell office:value-type="string" calcext:value-type="string">
            <text:p>1.4</text:p>
          </table:table-cell>
          <table:table-cell table:formula="of:=IF([.C86]=[.E86];(IF([.D86]=[.F86];&quot;&quot;;&quot;ACT.VER&quot;));(IF([.E86]=&quot;&quot;;&quot;VACIO&quot;;&quot;NO&quot;)))" office:value-type="string" office:string-value="ACT.VER" calcext:value-type="string">
            <text:p>ACT.VER</text:p>
          </table:table-cell>
          <table:table-cell table:formula="of:=IF([.C86]=[.G86];(IF([.D86]=[.H86];&quot;&quot;;&quot;ACT.VER&quot;));(IF([.G86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resource-disposer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resource-disposer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resource-disposer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resource-disposer</text:p>
          </table:table-cell>
          <table:table-cell office:value-type="string" calcext:value-type="string">
            <text:p>0.8</text:p>
          </table:table-cell>
          <table:table-cell table:formula="of:=IF([.C87]=[.E87];(IF([.D87]=[.F87];&quot;&quot;;&quot;ACT.VER&quot;));(IF([.E87]=&quot;&quot;;&quot;VACIO&quot;;&quot;NO&quot;)))" office:value-type="string" office:string-value="ACT.VER" calcext:value-type="string">
            <text:p>ACT.VER</text:p>
          </table:table-cell>
          <table:table-cell table:formula="of:=IF([.C87]=[.G87];(IF([.D87]=[.H87];&quot;&quot;;&quot;ACT.VER&quot;));(IF([.G87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ruby-runtime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ruby-runtime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ruby-runtime</text:p>
          </table:table-cell>
          <table:table-cell office:value-type="string" calcext:value-type="string">
            <text:p>0.12</text:p>
          </table:table-cell>
          <table:table-cell table:number-columns-repeated="2"/>
          <table:table-cell table:formula="of:=IF([.C88]=[.E88];(IF([.D88]=[.F88];&quot;&quot;;&quot;ACT.VER&quot;));(IF([.E88]=&quot;&quot;;&quot;VACIO&quot;;&quot;NO&quot;)))">
            <text:p/>
          </table:table-cell>
          <table:table-cell table:formula="of:=IF([.C88]=[.G88];(IF([.D88]=[.H88];&quot;&quot;;&quot;ACT.VER&quot;));(IF([.G88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run-condition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run-condition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run-condition</text:p>
          </table:table-cell>
          <table:table-cell office:value-type="string" calcext:value-type="string">
            <text:p>1.0</text:p>
          </table:table-cell>
          <table:table-cell table:number-columns-repeated="2"/>
          <table:table-cell table:formula="of:=IF([.C89]=[.E89];(IF([.D89]=[.F89];&quot;&quot;;&quot;ACT.VER&quot;));(IF([.E89]=&quot;&quot;;&quot;VACIO&quot;;&quot;NO&quot;)))" office:value-type="string" office:string-value="ACT.VER" calcext:value-type="string">
            <text:p>ACT.VER</text:p>
          </table:table-cell>
          <table:table-cell table:formula="of:=IF([.C89]=[.G89];(IF([.D89]=[.H89];&quot;&quot;;&quot;ACT.VER&quot;));(IF([.G89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scm-api</text:p>
          </table:table-cell>
          <table:table-cell office:value-type="string" calcext:value-type="string">
            <text:p>2.5.0</text:p>
          </table:table-cell>
          <table:table-cell office:value-type="string" calcext:value-type="string">
            <text:p>scm-api</text:p>
          </table:table-cell>
          <table:table-cell office:value-type="string" calcext:value-type="string">
            <text:p>2.4.1</text:p>
          </table:table-cell>
          <table:table-cell office:value-type="string" calcext:value-type="string">
            <text:p>scm-api</text:p>
          </table:table-cell>
          <table:table-cell office:value-type="string" calcext:value-type="string">
            <text:p>2.2.5</text:p>
          </table:table-cell>
          <table:table-cell office:value-type="string" calcext:value-type="string">
            <text:p>scm-api</text:p>
          </table:table-cell>
          <table:table-cell office:value-type="string" calcext:value-type="string">
            <text:p>2.2.0</text:p>
          </table:table-cell>
          <table:table-cell table:formula="of:=IF([.C90]=[.E90];(IF([.D90]=[.F90];&quot;&quot;;&quot;ACT.VER&quot;));(IF([.E90]=&quot;&quot;;&quot;VACIO&quot;;&quot;NO&quot;)))" office:value-type="string" office:string-value="ACT.VER" calcext:value-type="string">
            <text:p>ACT.VER</text:p>
          </table:table-cell>
          <table:table-cell table:formula="of:=IF([.C90]=[.G90];(IF([.D90]=[.H90];&quot;&quot;;&quot;ACT.VER&quot;));(IF([.G90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script-realm</text:p>
          </table:table-cell>
          <table:table-cell office:value-type="string" calcext:value-type="string">
            <text:p>1.5</text:p>
          </table:table-cell>
          <table:table-cell table:number-columns-repeated="4"/>
          <table:table-cell office:value-type="string" calcext:value-type="string">
            <text:p>script-realm</text:p>
          </table:table-cell>
          <table:table-cell office:value-type="string" calcext:value-type="string">
            <text:p>1.5</text:p>
          </table:table-cell>
          <table:table-cell table:formula="of:=IF([.C91]=[.E91];(IF([.D91]=[.F91];&quot;&quot;;&quot;ACT.VER&quot;));(IF([.E91]=&quot;&quot;;&quot;VACIO&quot;;&quot;NO&quot;)))">
            <text:p/>
          </table:table-cell>
          <table:table-cell table:formula="of:=IF([.C91]=[.G91];(IF([.D91]=[.H91];&quot;&quot;;&quot;ACT.VER&quot;));(IF([.G91]=&quot;&quot;;&quot;VACIO&quot;;&quot;NO&quot;))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script-security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script-security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script-security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script-security</text:p>
          </table:table-cell>
          <table:table-cell office:value-type="string" calcext:value-type="string">
            <text:p>1.31</text:p>
          </table:table-cell>
          <table:table-cell table:formula="of:=IF([.C92]=[.E92];(IF([.D92]=[.F92];&quot;&quot;;&quot;ACT.VER&quot;));(IF([.E92]=&quot;&quot;;&quot;VACIO&quot;;&quot;NO&quot;)))" office:value-type="string" office:string-value="ACT.VER" calcext:value-type="string">
            <text:p>ACT.VER</text:p>
          </table:table-cell>
          <table:table-cell table:formula="of:=IF([.C92]=[.G92];(IF([.D92]=[.H92];&quot;&quot;;&quot;ACT.VER&quot;));(IF([.G92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2.6.1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2.6.1</text:p>
          </table:table-cell>
          <table:table-cell table:formula="of:=IF([.C93]=[.E93];(IF([.D93]=[.F93];&quot;&quot;;&quot;ACT.VER&quot;));(IF([.E93]=&quot;&quot;;&quot;VACIO&quot;;&quot;NO&quot;)))" office:value-type="string" office:string-value="ACT.VER" calcext:value-type="string">
            <text:p>ACT.VER</text:p>
          </table:table-cell>
          <table:table-cell table:formula="of:=IF([.C93]=[.G93];(IF([.D93]=[.H93];&quot;&quot;;&quot;ACT.VER&quot;));(IF([.G93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ssh-credentials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ssh-credentials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ssh-credentials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ssh-credentials</text:p>
          </table:table-cell>
          <table:table-cell office:value-type="string" calcext:value-type="string">
            <text:p>1.13</text:p>
          </table:table-cell>
          <table:table-cell table:formula="of:=IF([.C94]=[.E94];(IF([.D94]=[.F94];&quot;&quot;;&quot;ACT.VER&quot;));(IF([.E94]=&quot;&quot;;&quot;VACIO&quot;;&quot;NO&quot;)))" office:value-type="string" office:string-value="ACT.VER" calcext:value-type="string">
            <text:p>ACT.VER</text:p>
          </table:table-cell>
          <table:table-cell table:formula="of:=IF([.C94]=[.G94];(IF([.D94]=[.H94];&quot;&quot;;&quot;ACT.VER&quot;));(IF([.G94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ssh-slaves</text:p>
          </table:table-cell>
          <table:table-cell office:value-type="string" calcext:value-type="string">
            <text:p>1.30.0</text:p>
          </table:table-cell>
          <table:table-cell office:value-type="string" calcext:value-type="string">
            <text:p>ssh-slaves</text:p>
          </table:table-cell>
          <table:table-cell office:value-type="string" calcext:value-type="string">
            <text:p>1.30.0</text:p>
          </table:table-cell>
          <table:table-cell office:value-type="string" calcext:value-type="string">
            <text:p>ssh-slaves</text:p>
          </table:table-cell>
          <table:table-cell office:value-type="string" calcext:value-type="string">
            <text:p>1.22</text:p>
          </table:table-cell>
          <table:table-cell table:number-columns-repeated="2"/>
          <table:table-cell table:formula="of:=IF([.C95]=[.E95];(IF([.D95]=[.F95];&quot;&quot;;&quot;ACT.VER&quot;));(IF([.E95]=&quot;&quot;;&quot;VACIO&quot;;&quot;NO&quot;)))" office:value-type="string" office:string-value="ACT.VER" calcext:value-type="string">
            <text:p>ACT.VER</text:p>
          </table:table-cell>
          <table:table-cell table:formula="of:=IF([.C95]=[.G95];(IF([.D95]=[.H95];&quot;&quot;;&quot;ACT.VER&quot;));(IF([.G95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structs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structs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structs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structs</text:p>
          </table:table-cell>
          <table:table-cell office:value-type="string" calcext:value-type="string">
            <text:p>1.10</text:p>
          </table:table-cell>
          <table:table-cell table:formula="of:=IF([.C96]=[.E96];(IF([.D96]=[.F96];&quot;&quot;;&quot;ACT.VER&quot;));(IF([.E96]=&quot;&quot;;&quot;VACIO&quot;;&quot;NO&quot;)))" office:value-type="string" office:string-value="ACT.VER" calcext:value-type="string">
            <text:p>ACT.VER</text:p>
          </table:table-cell>
          <table:table-cell table:formula="of:=IF([.C96]=[.G96];(IF([.D96]=[.H96];&quot;&quot;;&quot;ACT.VER&quot;));(IF([.G96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subversion</text:p>
          </table:table-cell>
          <table:table-cell office:value-type="string" calcext:value-type="string">
            <text:p>2.12.1</text:p>
          </table:table-cell>
          <table:table-cell office:value-type="string" calcext:value-type="string">
            <text:p>subversion</text:p>
          </table:table-cell>
          <table:table-cell office:value-type="string" calcext:value-type="string">
            <text:p>2.12.1</text:p>
          </table:table-cell>
          <table:table-cell office:value-type="string" calcext:value-type="string">
            <text:p>subversion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subversion</text:p>
          </table:table-cell>
          <table:table-cell office:value-type="string" calcext:value-type="string">
            <text:p>2.10.5</text:p>
          </table:table-cell>
          <table:table-cell table:formula="of:=IF([.C97]=[.E97];(IF([.D97]=[.F97];&quot;&quot;;&quot;ACT.VER&quot;));(IF([.E97]=&quot;&quot;;&quot;VACIO&quot;;&quot;NO&quot;)))" office:value-type="string" office:string-value="ACT.VER" calcext:value-type="string">
            <text:p>ACT.VER</text:p>
          </table:table-cell>
          <table:table-cell table:formula="of:=IF([.C97]=[.G97];(IF([.D97]=[.H97];&quot;&quot;;&quot;ACT.VER&quot;));(IF([.G97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timestamper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timestamper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timestamper</text:p>
          </table:table-cell>
          <table:table-cell office:value-type="string" calcext:value-type="string">
            <text:p>1.8.8</text:p>
          </table:table-cell>
          <table:table-cell table:number-columns-repeated="2"/>
          <table:table-cell table:formula="of:=IF([.C98]=[.E98];(IF([.D98]=[.F98];&quot;&quot;;&quot;ACT.VER&quot;));(IF([.E98]=&quot;&quot;;&quot;VACIO&quot;;&quot;NO&quot;)))" office:value-type="string" office:string-value="ACT.VER" calcext:value-type="string">
            <text:p>ACT.VER</text:p>
          </table:table-cell>
          <table:table-cell table:formula="of:=IF([.C98]=[.G98];(IF([.D98]=[.H98];&quot;&quot;;&quot;ACT.VER&quot;));(IF([.G98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token-macro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token-macro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token-macro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token-macro</text:p>
          </table:table-cell>
          <table:table-cell office:value-type="string" calcext:value-type="string">
            <text:p>2.1</text:p>
          </table:table-cell>
          <table:table-cell table:formula="of:=IF([.C99]=[.E99];(IF([.D99]=[.F99];&quot;&quot;;&quot;ACT.VER&quot;));(IF([.E99]=&quot;&quot;;&quot;VACIO&quot;;&quot;NO&quot;)))" office:value-type="string" office:string-value="ACT.VER" calcext:value-type="string">
            <text:p>ACT.VER</text:p>
          </table:table-cell>
          <table:table-cell table:formula="of:=IF([.C99]=[.G99];(IF([.D99]=[.H99];&quot;&quot;;&quot;ACT.VER&quot;));(IF([.G99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translation</text:p>
          </table:table-cell>
          <table:table-cell office:value-type="string" calcext:value-type="string">
            <text:p>1.16</text:p>
          </table:table-cell>
          <table:table-cell table:number-columns-repeated="4"/>
          <table:table-cell office:value-type="string" calcext:value-type="string">
            <text:p>translation</text:p>
          </table:table-cell>
          <table:table-cell office:value-type="string" calcext:value-type="string">
            <text:p>1.15</text:p>
          </table:table-cell>
          <table:table-cell table:formula="of:=IF([.C100]=[.E100];(IF([.D100]=[.F100];&quot;&quot;;&quot;ACT.VER&quot;));(IF([.E100]=&quot;&quot;;&quot;VACIO&quot;;&quot;NO&quot;)))">
            <text:p/>
          </table:table-cell>
          <table:table-cell table:formula="of:=IF([.C100]=[.G100];(IF([.D100]=[.H100];&quot;&quot;;&quot;ACT.VER&quot;));(IF([.G100]=&quot;&quot;;&quot;VACIO&quot;;&quot;NO&quot;))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windows-slaves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windows-slaves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windows-slaves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windows-slaves</text:p>
          </table:table-cell>
          <table:table-cell office:value-type="string" calcext:value-type="string">
            <text:p>1.3.1</text:p>
          </table:table-cell>
          <table:table-cell table:formula="of:=IF([.C101]=[.E101];(IF([.D101]=[.F101];&quot;&quot;;&quot;ACT.VER&quot;));(IF([.E101]=&quot;&quot;;&quot;VACIO&quot;;&quot;NO&quot;)))" office:value-type="string" office:string-value="ACT.VER" calcext:value-type="string">
            <text:p>ACT.VER</text:p>
          </table:table-cell>
          <table:table-cell table:formula="of:=IF([.C101]=[.G101];(IF([.D101]=[.H101];&quot;&quot;;&quot;ACT.VER&quot;));(IF([.G101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workflow-aggregator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workflow-aggregator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workflow-aggregator</text:p>
          </table:table-cell>
          <table:table-cell office:value-type="string" calcext:value-type="string">
            <text:p>2.5</text:p>
          </table:table-cell>
          <table:table-cell table:number-columns-repeated="2"/>
          <table:table-cell table:formula="of:=IF([.C102]=[.E102];(IF([.D102]=[.F102];&quot;&quot;;&quot;ACT.VER&quot;));(IF([.E102]=&quot;&quot;;&quot;VACIO&quot;;&quot;NO&quot;)))" office:value-type="string" office:string-value="ACT.VER" calcext:value-type="string">
            <text:p>ACT.VER</text:p>
          </table:table-cell>
          <table:table-cell table:formula="of:=IF([.C102]=[.G102];(IF([.D102]=[.H102];&quot;&quot;;&quot;ACT.VER&quot;));(IF([.G102]=&quot;&quot;;&quot;VACIO&quot;;&quot;NO&quot;)))" office:value-type="string" office:string-value="VACIO" calcext:value-type="string">
            <text:p>VACIO</text:p>
          </table:table-cell>
        </table:table-row>
        <table:table-row table:style-name="ro1">
          <table:table-cell office:value-type="string" calcext:value-type="string">
            <text:p>workflow-api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workflow-api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workflow-api</text:p>
          </table:table-cell>
          <table:table-cell office:value-type="string" calcext:value-type="string">
            <text:p>2.23.1</text:p>
          </table:table-cell>
          <table:table-cell office:value-type="string" calcext:value-type="string">
            <text:p>workflow-api</text:p>
          </table:table-cell>
          <table:table-cell office:value-type="string" calcext:value-type="string">
            <text:p>2.20</text:p>
          </table:table-cell>
          <table:table-cell table:formula="of:=IF([.C103]=[.E103];(IF([.D103]=[.F103];&quot;&quot;;&quot;ACT.VER&quot;));(IF([.E103]=&quot;&quot;;&quot;VACIO&quot;;&quot;NO&quot;)))" office:value-type="string" office:string-value="ACT.VER" calcext:value-type="string">
            <text:p>ACT.VER</text:p>
          </table:table-cell>
          <table:table-cell table:formula="of:=IF([.C103]=[.G103];(IF([.D103]=[.H103];&quot;&quot;;&quot;ACT.VER&quot;));(IF([.G103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workflow-basic-steps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workflow-basic-steps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workflow-basic-steps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workflow-basic-steps</text:p>
          </table:table-cell>
          <table:table-cell office:value-type="string" calcext:value-type="string">
            <text:p>2.6</text:p>
          </table:table-cell>
          <table:table-cell table:formula="of:=IF([.C104]=[.E104];(IF([.D104]=[.F104];&quot;&quot;;&quot;ACT.VER&quot;));(IF([.E104]=&quot;&quot;;&quot;VACIO&quot;;&quot;NO&quot;)))" office:value-type="string" office:string-value="ACT.VER" calcext:value-type="string">
            <text:p>ACT.VER</text:p>
          </table:table-cell>
          <table:table-cell table:formula="of:=IF([.C104]=[.G104];(IF([.D104]=[.H104];&quot;&quot;;&quot;ACT.VER&quot;));(IF([.G104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workflow-cps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workflow-cps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workflow-cps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workflow-cps</text:p>
          </table:table-cell>
          <table:table-cell office:value-type="string" calcext:value-type="string">
            <text:p>2.39</text:p>
          </table:table-cell>
          <table:table-cell table:formula="of:=IF([.C105]=[.E105];(IF([.D105]=[.F105];&quot;&quot;;&quot;ACT.VER&quot;));(IF([.E105]=&quot;&quot;;&quot;VACIO&quot;;&quot;NO&quot;)))" office:value-type="string" office:string-value="ACT.VER" calcext:value-type="string">
            <text:p>ACT.VER</text:p>
          </table:table-cell>
          <table:table-cell table:formula="of:=IF([.C105]=[.G105];(IF([.D105]=[.H105];&quot;&quot;;&quot;ACT.VER&quot;));(IF([.G105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workflow-cps-global-lib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workflow-cps-global-lib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workflow-cps-global-lib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workflow-cps-global-lib</text:p>
          </table:table-cell>
          <table:table-cell office:value-type="string" calcext:value-type="string">
            <text:p>2.8</text:p>
          </table:table-cell>
          <table:table-cell table:formula="of:=IF([.C106]=[.E106];(IF([.D106]=[.F106];&quot;&quot;;&quot;ACT.VER&quot;));(IF([.E106]=&quot;&quot;;&quot;VACIO&quot;;&quot;NO&quot;)))" office:value-type="string" office:string-value="ACT.VER" calcext:value-type="string">
            <text:p>ACT.VER</text:p>
          </table:table-cell>
          <table:table-cell table:formula="of:=IF([.C106]=[.G106];(IF([.D106]=[.H106];&quot;&quot;;&quot;ACT.VER&quot;));(IF([.G106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workflow-durable-task-step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workflow-durable-task-step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workflow-durable-task-step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workflow-durable-task-step</text:p>
          </table:table-cell>
          <table:table-cell office:value-type="string" calcext:value-type="string">
            <text:p>2.13</text:p>
          </table:table-cell>
          <table:table-cell table:formula="of:=IF([.C107]=[.E107];(IF([.D107]=[.F107];&quot;&quot;;&quot;ACT.VER&quot;));(IF([.E107]=&quot;&quot;;&quot;VACIO&quot;;&quot;NO&quot;)))" office:value-type="string" office:string-value="ACT.VER" calcext:value-type="string">
            <text:p>ACT.VER</text:p>
          </table:table-cell>
          <table:table-cell table:formula="of:=IF([.C107]=[.G107];(IF([.D107]=[.H107];&quot;&quot;;&quot;ACT.VER&quot;));(IF([.G107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workflow-job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workflow-job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workflow-job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workflow-job</text:p>
          </table:table-cell>
          <table:table-cell office:value-type="string" calcext:value-type="string">
            <text:p>2.11.2</text:p>
          </table:table-cell>
          <table:table-cell table:formula="of:=IF([.C108]=[.E108];(IF([.D108]=[.F108];&quot;&quot;;&quot;ACT.VER&quot;));(IF([.E108]=&quot;&quot;;&quot;VACIO&quot;;&quot;NO&quot;)))" office:value-type="string" office:string-value="ACT.VER" calcext:value-type="string">
            <text:p>ACT.VER</text:p>
          </table:table-cell>
          <table:table-cell table:formula="of:=IF([.C108]=[.G108];(IF([.D108]=[.H108];&quot;&quot;;&quot;ACT.VER&quot;));(IF([.G108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workflow-multibranch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workflow-multibranch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workflow-multibranch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workflow-multibranch</text:p>
          </table:table-cell>
          <table:table-cell office:value-type="string" calcext:value-type="string">
            <text:p>2.16</text:p>
          </table:table-cell>
          <table:table-cell table:formula="of:=IF([.C109]=[.E109];(IF([.D109]=[.F109];&quot;&quot;;&quot;ACT.VER&quot;));(IF([.E109]=&quot;&quot;;&quot;VACIO&quot;;&quot;NO&quot;)))" office:value-type="string" office:string-value="ACT.VER" calcext:value-type="string">
            <text:p>ACT.VER</text:p>
          </table:table-cell>
          <table:table-cell table:formula="of:=IF([.C109]=[.G109];(IF([.D109]=[.H109];&quot;&quot;;&quot;ACT.VER&quot;));(IF([.G109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workflow-scm-step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workflow-scm-step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workflow-scm-step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workflow-scm-step</text:p>
          </table:table-cell>
          <table:table-cell office:value-type="string" calcext:value-type="string">
            <text:p>2.5</text:p>
          </table:table-cell>
          <table:table-cell table:formula="of:=IF([.C110]=[.E110];(IF([.D110]=[.F110];&quot;&quot;;&quot;ACT.VER&quot;));(IF([.E110]=&quot;&quot;;&quot;VACIO&quot;;&quot;NO&quot;)))" office:value-type="string" office:string-value="ACT.VER" calcext:value-type="string">
            <text:p>ACT.VER</text:p>
          </table:table-cell>
          <table:table-cell table:formula="of:=IF([.C110]=[.G110];(IF([.D110]=[.H110];&quot;&quot;;&quot;ACT.VER&quot;));(IF([.G110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workflow-step-api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workflow-step-api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workflow-step-api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workflow-step-api</text:p>
          </table:table-cell>
          <table:table-cell office:value-type="string" calcext:value-type="string">
            <text:p>2.12</text:p>
          </table:table-cell>
          <table:table-cell table:formula="of:=IF([.C111]=[.E111];(IF([.D111]=[.F111];&quot;&quot;;&quot;ACT.VER&quot;));(IF([.E111]=&quot;&quot;;&quot;VACIO&quot;;&quot;NO&quot;)))" office:value-type="string" office:string-value="ACT.VER" calcext:value-type="string">
            <text:p>ACT.VER</text:p>
          </table:table-cell>
          <table:table-cell table:formula="of:=IF([.C111]=[.G111];(IF([.D111]=[.H111];&quot;&quot;;&quot;ACT.VER&quot;));(IF([.G111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workflow-support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workflow-support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workflow-support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workflow-support</text:p>
          </table:table-cell>
          <table:table-cell office:value-type="string" calcext:value-type="string">
            <text:p>2.14</text:p>
          </table:table-cell>
          <table:table-cell table:formula="of:=IF([.C112]=[.E112];(IF([.D112]=[.F112];&quot;&quot;;&quot;ACT.VER&quot;));(IF([.E112]=&quot;&quot;;&quot;VACIO&quot;;&quot;NO&quot;)))" office:value-type="string" office:string-value="ACT.VER" calcext:value-type="string">
            <text:p>ACT.VER</text:p>
          </table:table-cell>
          <table:table-cell table:formula="of:=IF([.C112]=[.G112];(IF([.D112]=[.H112];&quot;&quot;;&quot;ACT.VER&quot;));(IF([.G112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ws-cleanup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ws-cleanup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ws-cleanup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ws-cleanup</text:p>
          </table:table-cell>
          <table:table-cell office:value-type="string" calcext:value-type="string">
            <text:p>0.34</text:p>
          </table:table-cell>
          <table:table-cell table:formula="of:=IF([.C113]=[.E113];(IF([.D113]=[.F113];&quot;&quot;;&quot;ACT.VER&quot;));(IF([.E113]=&quot;&quot;;&quot;VACIO&quot;;&quot;NO&quot;)))" office:value-type="string" office:string-value="ACT.VER" calcext:value-type="string">
            <text:p>ACT.VER</text:p>
          </table:table-cell>
          <table:table-cell table:formula="of:=IF([.C113]=[.G113];(IF([.D113]=[.H113];&quot;&quot;;&quot;ACT.VER&quot;));(IF([.G113]=&quot;&quot;;&quot;VACIO&quot;;&quot;NO&quot;))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xunit</text:p>
          </table:table-cell>
          <table:table-cell office:value-type="string" calcext:value-type="string">
            <text:p>2.3.5</text:p>
          </table:table-cell>
          <table:table-cell office:value-type="string" calcext:value-type="string">
            <text:p>xunit</text:p>
          </table:table-cell>
          <table:table-cell office:value-type="string" calcext:value-type="string">
            <text:p>2.3.5</text:p>
          </table:table-cell>
          <table:table-cell office:value-type="string" calcext:value-type="string">
            <text:p>xunit</text:p>
          </table:table-cell>
          <table:table-cell office:value-type="float" office:value="1102" calcext:value-type="float">
            <text:p>1102</text:p>
          </table:table-cell>
          <table:table-cell table:number-columns-repeated="2"/>
          <table:table-cell table:formula="of:=IF([.C114]=[.E114];(IF([.D114]=[.F114];&quot;&quot;;&quot;ACT.VER&quot;));(IF([.E114]=&quot;&quot;;&quot;VACIO&quot;;&quot;NO&quot;)))" office:value-type="string" office:string-value="ACT.VER" calcext:value-type="string">
            <text:p>ACT.VER</text:p>
          </table:table-cell>
          <table:table-cell table:formula="of:=IF([.C114]=[.G114];(IF([.D114]=[.H114];&quot;&quot;;&quot;ACT.VER&quot;));(IF([.G114]=&quot;&quot;;&quot;VACIO&quot;;&quot;NO&quot;)))" office:value-type="string" office:string-value="VACIO" calcext:value-type="string">
            <text:p>VACIO</text:p>
          </table:table-cell>
        </table:table-row>
      </table:table>
      <table:table table:name="Hoja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e-editor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active-directory</text:p>
          </table:table-cell>
          <table:table-cell office:value-type="string" calcext:value-type="string">
            <text:p>2.16</text:p>
          </table:table-cell>
        </table:table-row>
        <table:table-row table:style-name="ro1">
          <table:table-cell office:value-type="string" calcext:value-type="string">
            <text:p>analysis-core</text:p>
          </table:table-cell>
          <table:table-cell office:value-type="string" calcext:value-type="string">
            <text:p>1.96</text:p>
          </table:table-cell>
        </table:table-row>
        <table:table-row table:style-name="ro1">
          <table:table-cell office:value-type="string" calcext:value-type="string">
            <text:p>ansicolor</text:p>
          </table:table-cell>
          <table:table-cell office:value-type="string" calcext:value-type="string">
            <text:p>0.6.2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string" calcext:value-type="string">
            <text:p>antisamy-markup-formatter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apache-httpcomponents-client-4-api</text:p>
          </table:table-cell>
          <table:table-cell office:value-type="string" calcext:value-type="string">
            <text:p>4.5.5-3.0</text:p>
          </table:table-cell>
        </table:table-row>
        <table:table-row table:style-name="ro1">
          <table:table-cell office:value-type="string" calcext:value-type="string">
            <text:p>artifactdeployer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artifactory</text:p>
          </table:table-cell>
          <table:table-cell office:value-type="string" calcext:value-type="string">
            <text:p>3.3.0</text:p>
          </table:table-cell>
        </table:table-row>
        <table:table-row table:style-name="ro1">
          <table:table-cell office:value-type="string" calcext:value-type="string">
            <text:p>authentication-tokens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bouncycastle-api</text:p>
          </table:table-cell>
          <table:table-cell office:value-type="string" calcext:value-type="string">
            <text:p>2.17</text:p>
          </table:table-cell>
        </table:table-row>
        <table:table-row table:style-name="ro1">
          <table:table-cell office:value-type="string" calcext:value-type="string">
            <text:p>branch-api</text:p>
          </table:table-cell>
          <table:table-cell office:value-type="string" calcext:value-type="string">
            <text:p>2.5.2</text:p>
          </table:table-cell>
        </table:table-row>
        <table:table-row table:style-name="ro1">
          <table:table-cell office:value-type="string" calcext:value-type="string">
            <text:p>build-environment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string" calcext:value-type="string">
            <text:p>build-pipeline-plugin</text:p>
          </table:table-cell>
          <table:table-cell office:value-type="string" calcext:value-type="string">
            <text:p>1.5.8</text:p>
          </table:table-cell>
        </table:table-row>
        <table:table-row table:style-name="ro1">
          <table:table-cell office:value-type="string" calcext:value-type="string">
            <text:p>build-timeout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bulk-builder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chucknorris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clone-workspace-scm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cloudbees-folder</text:p>
          </table:table-cell>
          <table:table-cell office:value-type="string" calcext:value-type="string">
            <text:p>6.9</text:p>
          </table:table-cell>
        </table:table-row>
        <table:table-row table:style-name="ro1">
          <table:table-cell office:value-type="string" calcext:value-type="string">
            <text:p>command-launcher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compress-buildlog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conditional-buildstep</text:p>
          </table:table-cell>
          <table:table-cell office:value-type="string" calcext:value-type="string">
            <text:p>1.3.6</text:p>
          </table:table-cell>
        </table:table-row>
        <table:table-row table:style-name="ro1">
          <table:table-cell office:value-type="string" calcext:value-type="string">
            <text:p>config-file-provider</text:p>
          </table:table-cell>
          <table:table-cell office:value-type="string" calcext:value-type="string">
            <text:p>3.6</text:p>
          </table:table-cell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2.2.0</text:p>
          </table:table-cell>
        </table:table-row>
        <table:table-row table:style-name="ro1">
          <table:table-cell office:value-type="string" calcext:value-type="string">
            <text:p>credentials-binding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cvs</text:p>
          </table:table-cell>
          <table:table-cell office:value-type="string" calcext:value-type="string">
            <text:p>2.14</text:p>
          </table:table-cell>
        </table:table-row>
        <table:table-row table:style-name="ro1">
          <table:table-cell office:value-type="string" calcext:value-type="string">
            <text:p>display-url-api</text:p>
          </table:table-cell>
          <table:table-cell office:value-type="string" calcext:value-type="string">
            <text:p>2.3.1</text:p>
          </table:table-cell>
        </table:table-row>
        <table:table-row table:style-name="ro1">
          <table:table-cell office:value-type="string" calcext:value-type="string">
            <text:p>docker-commons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docker-workflow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dtkit-api</text:p>
          </table:table-cell>
          <table:table-cell office:value-type="string" calcext:value-type="string">
            <text:p>2.1.1</text:p>
          </table:table-cell>
        </table:table-row>
        <table:table-row table:style-name="ro1">
          <table:table-cell office:value-type="string" calcext:value-type="string">
            <text:p>durable-task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email-ext</text:p>
          </table:table-cell>
          <table:table-cell office:value-type="string" calcext:value-type="string">
            <text:p>2.66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extended-read-permission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external-monitor-job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3.10.0</text:p>
          </table:table-cell>
        </table:table-row>
        <table:table-row table:style-name="ro1">
          <table:table-cell office:value-type="string" calcext:value-type="string">
            <text:p>git-client</text:p>
          </table:table-cell>
          <table:table-cell office:value-type="string" calcext:value-type="string">
            <text:p>2.8.0</text:p>
          </table:table-cell>
        </table:table-row>
        <table:table-row table:style-name="ro1">
          <table:table-cell office:value-type="string" calcext:value-type="string">
            <text:p>git-server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office:value-type="string" calcext:value-type="string">
            <text:p>github</text:p>
          </table:table-cell>
          <table:table-cell office:value-type="string" calcext:value-type="string">
            <text:p>1.29.4</text:p>
          </table:table-cell>
        </table:table-row>
        <table:table-row table:style-name="ro1">
          <table:table-cell office:value-type="string" calcext:value-type="string">
            <text:p>github-api</text:p>
          </table:table-cell>
          <table:table-cell office:value-type="string" calcext:value-type="string">
            <text:p>1.95</text:p>
          </table:table-cell>
        </table:table-row>
        <table:table-row table:style-name="ro1">
          <table:table-cell office:value-type="string" calcext:value-type="string">
            <text:p>github-branch-source</text:p>
          </table:table-cell>
          <table:table-cell office:value-type="string" calcext:value-type="string">
            <text:p>2.5.3</text:p>
          </table:table-cell>
        </table:table-row>
        <table:table-row table:style-name="ro1">
          <table:table-cell office:value-type="string" calcext:value-type="string">
            <text:p>gitlab-hook</text:p>
          </table:table-cell>
          <table:table-cell office:value-type="string" calcext:value-type="string">
            <text:p>1.4.2</text:p>
          </table:table-cell>
        </table:table-row>
        <table:table-row table:style-name="ro1">
          <table:table-cell office:value-type="string" calcext:value-type="string">
            <text:p>gitlab-plugin</text:p>
          </table:table-cell>
          <table:table-cell office:value-type="string" calcext:value-type="string">
            <text:p>1.5.12</text:p>
          </table:table-cell>
        </table:table-row>
        <table:table-row table:style-name="ro1">
          <table:table-cell office:value-type="string" calcext:value-type="string">
            <text:p>gradle</text:p>
          </table:table-cell>
          <table:table-cell office:value-type="string" calcext:value-type="string">
            <text:p>1.32</text:p>
          </table:table-cell>
        </table:table-row>
        <table:table-row table:style-name="ro1">
          <table:table-cell office:value-type="string" calcext:value-type="string">
            <text:p>handlebars</text:p>
          </table:table-cell>
          <table:table-cell office:value-type="string" calcext:value-type="string">
            <text:p>1.1.1</text:p>
          </table:table-cell>
        </table:table-row>
        <table:table-row table:style-name="ro1">
          <table:table-cell office:value-type="string" calcext:value-type="string">
            <text:p>hidden-parameter</text:p>
          </table:table-cell>
          <table:table-cell office:value-type="string" calcext:value-type="string">
            <text:p>0.0.4</text:p>
          </table:table-cell>
        </table:table-row>
        <table:table-row table:style-name="ro1">
          <table:table-cell office:value-type="string" calcext:value-type="string">
            <text:p>icon-shim</text:p>
          </table:table-cell>
          <table:table-cell office:value-type="string" calcext:value-type="string">
            <text:p>2.0.3</text:p>
          </table:table-cell>
        </table:table-row>
        <table:table-row table:style-name="ro1">
          <table:table-cell office:value-type="string" calcext:value-type="string">
            <text:p>ivy</text:p>
          </table:table-cell>
          <table:table-cell office:value-type="string" calcext:value-type="string">
            <text:p>2.1</text:p>
          </table:table-cell>
        </table:table-row>
        <table:table-row table:style-name="ro1">
          <table:table-cell office:value-type="string" calcext:value-type="string">
            <text:p>jackson2-api</text:p>
          </table:table-cell>
          <table:table-cell office:value-type="string" calcext:value-type="string">
            <text:p>2.9.9</text:p>
          </table:table-cell>
        </table:table-row>
        <table:table-row table:style-name="ro1">
          <table:table-cell office:value-type="string" calcext:value-type="string">
            <text:p>javadoc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jdk-tool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job-dsl</text:p>
          </table:table-cell>
          <table:table-cell office:value-type="string" calcext:value-type="string">
            <text:p>1.74</text:p>
          </table:table-cell>
        </table:table-row>
        <table:table-row table:style-name="ro1">
          <table:table-cell office:value-type="string" calcext:value-type="string">
            <text:p>jobConfigHistory</text:p>
          </table:table-cell>
          <table:table-cell office:value-type="string" calcext:value-type="string">
            <text:p>2.22</text:p>
          </table:table-cell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1.12.4-0</text:p>
          </table:table-cell>
        </table:table-row>
        <table:table-row table:style-name="ro1">
          <table:table-cell office:value-type="string" calcext:value-type="string">
            <text:p>jquery-detached</text:p>
          </table:table-cell>
          <table:table-cell office:value-type="string" calcext:value-type="string">
            <text:p>1.2.1</text:p>
          </table:table-cell>
        </table:table-row>
        <table:table-row table:style-name="ro1">
          <table:table-cell office:value-type="string" calcext:value-type="string">
            <text:p>jsch</text:p>
          </table:table-cell>
          <table:table-cell office:value-type="string" calcext:value-type="string">
            <text:p>0.1.55</text:p>
          </table:table-cell>
        </table:table-row>
        <table:table-row table:style-name="ro1">
          <table:table-cell office:value-type="string" calcext:value-type="string">
            <text:p>junit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junit-attachments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ldap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lockable-resources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string" calcext:value-type="string">
            <text:p>mailer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mapdb-api</text:p>
          </table:table-cell>
          <table:table-cell office:value-type="string" calcext:value-type="string">
            <text:p>1.0.9.0</text:p>
          </table:table-cell>
        </table:table-row>
        <table:table-row table:style-name="ro1">
          <table:table-cell office:value-type="string" calcext:value-type="string">
            <text:p>matrix-auth</text:p>
          </table:table-cell>
          <table:table-cell office:value-type="string" calcext:value-type="string">
            <text:p>2.4.2</text:p>
          </table:table-cell>
        </table:table-row>
        <table:table-row table:style-name="ro1">
          <table:table-cell office:value-type="string" calcext:value-type="string">
            <text:p>matrix-project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maven-plugin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string" calcext:value-type="string">
            <text:p>momentjs</text:p>
          </table:table-cell>
          <table:table-cell office:value-type="string" calcext:value-type="string">
            <text:p>1.1.1</text:p>
          </table:table-cell>
        </table:table-row>
        <table:table-row table:style-name="ro1">
          <table:table-cell office:value-type="string" calcext:value-type="string">
            <text:p>pam-auth</text:p>
          </table:table-cell>
          <table:table-cell office:value-type="string" calcext:value-type="string">
            <text:p>1.5.1</text:p>
          </table:table-cell>
        </table:table-row>
        <table:table-row table:style-name="ro1">
          <table:table-cell office:value-type="string" calcext:value-type="string">
            <text:p>parameterized-trigger</text:p>
          </table:table-cell>
          <table:table-cell office:value-type="string" calcext:value-type="string">
            <text:p>2.35.2</text:p>
          </table:table-cell>
        </table:table-row>
        <table:table-row table:style-name="ro1">
          <table:table-cell office:value-type="string" calcext:value-type="string">
            <text:p>pipeline-build-step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 office:value-type="string" calcext:value-type="string">
            <text:p>pipeline-github-lib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ipeline-graph-analysis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pipeline-input-step</text:p>
          </table:table-cell>
          <table:table-cell office:value-type="string" calcext:value-type="string">
            <text:p>2.10</text:p>
          </table:table-cell>
        </table:table-row>
        <table:table-row table:style-name="ro1">
          <table:table-cell office:value-type="string" calcext:value-type="string">
            <text:p>pipeline-maven</text:p>
          </table:table-cell>
          <table:table-cell office:value-type="string" calcext:value-type="string">
            <text:p>3.7.1</text:p>
          </table:table-cell>
        </table:table-row>
        <table:table-row table:style-name="ro1">
          <table:table-cell office:value-type="string" calcext:value-type="string">
            <text:p>pipeline-milestone-step</text:p>
          </table:table-cell>
          <table:table-cell office:value-type="string" calcext:value-type="string">
            <text:p>1.3.1</text:p>
          </table:table-cell>
        </table:table-row>
        <table:table-row table:style-name="ro1">
          <table:table-cell office:value-type="string" calcext:value-type="string">
            <text:p>pipeline-model-api</text:p>
          </table:table-cell>
          <table:table-cell office:value-type="string" calcext:value-type="string">
            <text:p>1.3.9</text:p>
          </table:table-cell>
        </table:table-row>
        <table:table-row table:style-name="ro1">
          <table:table-cell office:value-type="string" calcext:value-type="string">
            <text:p>pipeline-model-declarative-agent</text:p>
          </table:table-cell>
          <table:table-cell office:value-type="string" calcext:value-type="string">
            <text:p>1.1.1</text:p>
          </table:table-cell>
        </table:table-row>
        <table:table-row table:style-name="ro1">
          <table:table-cell office:value-type="string" calcext:value-type="string">
            <text:p>pipeline-model-definition</text:p>
          </table:table-cell>
          <table:table-cell office:value-type="string" calcext:value-type="string">
            <text:p>1.3.9</text:p>
          </table:table-cell>
        </table:table-row>
        <table:table-row table:style-name="ro1">
          <table:table-cell office:value-type="string" calcext:value-type="string">
            <text:p>pipeline-model-extensions</text:p>
          </table:table-cell>
          <table:table-cell office:value-type="string" calcext:value-type="string">
            <text:p>1.3.9</text:p>
          </table:table-cell>
        </table:table-row>
        <table:table-row table:style-name="ro1">
          <table:table-cell office:value-type="string" calcext:value-type="string">
            <text:p>pipeline-rest-api</text:p>
          </table:table-cell>
          <table:table-cell office:value-type="string" calcext:value-type="string">
            <text:p>2.11</text:p>
          </table:table-cell>
        </table:table-row>
        <table:table-row table:style-name="ro1">
          <table:table-cell office:value-type="string" calcext:value-type="string">
            <text:p>pipeline-stage-step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string" calcext:value-type="string">
            <text:p>pipeline-stage-tags-metadata</text:p>
          </table:table-cell>
          <table:table-cell office:value-type="string" calcext:value-type="string">
            <text:p>1.3.9</text:p>
          </table:table-cell>
        </table:table-row>
        <table:table-row table:style-name="ro1">
          <table:table-cell office:value-type="string" calcext:value-type="string">
            <text:p>pipeline-stage-view</text:p>
          </table:table-cell>
          <table:table-cell office:value-type="string" calcext:value-type="string">
            <text:p>2.11</text:p>
          </table:table-cell>
        </table:table-row>
        <table:table-row table:style-name="ro1">
          <table:table-cell office:value-type="string" calcext:value-type="string">
            <text:p>pipeline-utility-steps</text:p>
          </table:table-cell>
          <table:table-cell office:value-type="string" calcext:value-type="string">
            <text:p>2.3.0</text:p>
          </table:table-cell>
        </table:table-row>
        <table:table-row table:style-name="ro1">
          <table:table-cell office:value-type="string" calcext:value-type="string">
            <text:p>plain-credentials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resource-disposer</text:p>
          </table:table-cell>
          <table:table-cell office:value-type="string" calcext:value-type="string">
            <text:p>0.12</text:p>
          </table:table-cell>
        </table:table-row>
        <table:table-row table:style-name="ro1">
          <table:table-cell office:value-type="string" calcext:value-type="string">
            <text:p>ruby-runtime</text:p>
          </table:table-cell>
          <table:table-cell office:value-type="string" calcext:value-type="string">
            <text:p>0.12</text:p>
          </table:table-cell>
        </table:table-row>
        <table:table-row table:style-name="ro1">
          <table:table-cell office:value-type="string" calcext:value-type="string">
            <text:p>run-condition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scm-api</text:p>
          </table:table-cell>
          <table:table-cell office:value-type="string" calcext:value-type="string">
            <text:p>2.5.0</text:p>
          </table:table-cell>
        </table:table-row>
        <table:table-row table:style-name="ro1">
          <table:table-cell office:value-type="string" calcext:value-type="string">
            <text:p>script-realm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script-security</text:p>
          </table:table-cell>
          <table:table-cell office:value-type="string" calcext:value-type="string">
            <text:p>1.60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 office:value-type="string" calcext:value-type="string">
            <text:p>ssh-credentials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ssh-slaves</text:p>
          </table:table-cell>
          <table:table-cell office:value-type="string" calcext:value-type="string">
            <text:p>1.30.0</text:p>
          </table:table-cell>
        </table:table-row>
        <table:table-row table:style-name="ro1">
          <table:table-cell office:value-type="string" calcext:value-type="string">
            <text:p>structs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subversion</text:p>
          </table:table-cell>
          <table:table-cell office:value-type="string" calcext:value-type="string">
            <text:p>2.12.1</text:p>
          </table:table-cell>
        </table:table-row>
        <table:table-row table:style-name="ro1">
          <table:table-cell office:value-type="string" calcext:value-type="string">
            <text:p>timestamper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string" calcext:value-type="string">
            <text:p>token-macro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string" calcext:value-type="string">
            <text:p>translation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windows-slaves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string" calcext:value-type="string">
            <text:p>workflow-aggregator</text:p>
          </table:table-cell>
          <table:table-cell office:value-type="string" calcext:value-type="string">
            <text:p>2.6</text:p>
          </table:table-cell>
        </table:table-row>
        <table:table-row table:style-name="ro1">
          <table:table-cell office:value-type="string" calcext:value-type="string">
            <text:p>workflow-api</text:p>
          </table:table-cell>
          <table:table-cell office:value-type="string" calcext:value-type="string">
            <text:p>2.35</text:p>
          </table:table-cell>
        </table:table-row>
        <table:table-row table:style-name="ro1">
          <table:table-cell office:value-type="string" calcext:value-type="string">
            <text:p>workflow-basic-steps</text:p>
          </table:table-cell>
          <table:table-cell office:value-type="string" calcext:value-type="string">
            <text:p>2.18</text:p>
          </table:table-cell>
        </table:table-row>
        <table:table-row table:style-name="ro1">
          <table:table-cell office:value-type="string" calcext:value-type="string">
            <text:p>workflow-cps</text:p>
          </table:table-cell>
          <table:table-cell office:value-type="string" calcext:value-type="string">
            <text:p>2.70</text:p>
          </table:table-cell>
        </table:table-row>
        <table:table-row table:style-name="ro1">
          <table:table-cell office:value-type="string" calcext:value-type="string">
            <text:p>workflow-cps-global-lib</text:p>
          </table:table-cell>
          <table:table-cell office:value-type="string" calcext:value-type="string">
            <text:p>2.13</text:p>
          </table:table-cell>
        </table:table-row>
        <table:table-row table:style-name="ro1">
          <table:table-cell office:value-type="string" calcext:value-type="string">
            <text:p>workflow-durable-task-step</text:p>
          </table:table-cell>
          <table:table-cell office:value-type="string" calcext:value-type="string">
            <text:p>2.31</text:p>
          </table:table-cell>
        </table:table-row>
        <table:table-row table:style-name="ro1">
          <table:table-cell office:value-type="string" calcext:value-type="string">
            <text:p>workflow-job</text:p>
          </table:table-cell>
          <table:table-cell office:value-type="string" calcext:value-type="string">
            <text:p>2.32</text:p>
          </table:table-cell>
        </table:table-row>
        <table:table-row table:style-name="ro1">
          <table:table-cell office:value-type="string" calcext:value-type="string">
            <text:p>workflow-multibranch</text:p>
          </table:table-cell>
          <table:table-cell office:value-type="string" calcext:value-type="string">
            <text:p>2.21</text:p>
          </table:table-cell>
        </table:table-row>
        <table:table-row table:style-name="ro1">
          <table:table-cell office:value-type="string" calcext:value-type="string">
            <text:p>workflow-scm-step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 office:value-type="string" calcext:value-type="string">
            <text:p>workflow-step-api</text:p>
          </table:table-cell>
          <table:table-cell office:value-type="string" calcext:value-type="string">
            <text:p>2.20</text:p>
          </table:table-cell>
        </table:table-row>
        <table:table-row table:style-name="ro1">
          <table:table-cell office:value-type="string" calcext:value-type="string">
            <text:p>workflow-support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string" calcext:value-type="string">
            <text:p>ws-cleanup</text:p>
          </table:table-cell>
          <table:table-cell office:value-type="string" calcext:value-type="string">
            <text:p>0.37</text:p>
          </table:table-cell>
        </table:table-row>
        <table:table-row table:style-name="ro1">
          <table:table-cell office:value-type="string" calcext:value-type="string">
            <text:p>xunit</text:p>
          </table:table-cell>
          <table:table-cell office:value-type="string" calcext:value-type="string">
            <text:p>2.3.5</text:p>
          </table:table-cell>
        </table:table-row>
      </table:table>
      <table:named-expressions/>
      <table:database-ranges>
        <table:database-range table:name="__Anonymous_Sheet_DB__0" table:target-range-address="Hoja1.A1:Hoja1.J114" table:display-filter-buttons="true"/>
        <table:database-range table:name="__Anonymous_Sheet_DB__1" table:target-range-address="Hoja2.A1:Hoja2.B1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8:53:18.896278111</meta:creation-date>
    <dc:date>2019-06-18T13:47:46.614724544</dc:date>
    <meta:editing-duration>PT3H3M4S</meta:editing-duration>
    <meta:editing-cycles>4</meta:editing-cycles>
    <meta:generator>LibreOffice/6.1.5.2$Linux_X86_64 LibreOffice_project/10$Build-2</meta:generator>
    <meta:document-statistic meta:table-count="2" meta:cell-count="1226" meta:object-count="0"/>
  </office:meta>
</office:document-meta>
</file>